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en" fo:country="GB"/>
    </style:style>
    <style:style style:name="P2" style:family="paragraph" style:parent-style-name="Heading_20_1">
      <style:text-properties fo:language="en" fo:country="US"/>
    </style:style>
    <style:style style:name="P3" style:family="paragraph" style:parent-style-name="Heading_20_1" style:master-page-name="Standard">
      <style:paragraph-properties style:page-number="auto"/>
      <style:text-properties fo:language="en" fo:country="GB"/>
    </style:style>
    <style:style style:name="P4" style:family="paragraph" style:parent-style-name="Heading_20_2">
      <style:text-properties fo:language="en" fo:country="GB"/>
    </style:style>
    <style:style style:name="P5" style:family="paragraph" style:parent-style-name="Heading_20_2">
      <style:text-properties fo:language="en" fo:country="US"/>
    </style:style>
    <style:style style:name="P6" style:family="paragraph" style:parent-style-name="Standard">
      <style:paragraph-properties style:line-height-at-least="0.423cm" style:text-autospace="none"/>
    </style:style>
    <style:style style:name="P7" style:family="paragraph" style:parent-style-name="Standard">
      <style:text-properties fo:font-size="10pt" fo:language="en" fo:country="GB" style:font-size-asian="10pt" style:font-size-complex="10pt"/>
    </style:style>
    <style:style style:name="P8" style:family="paragraph" style:parent-style-name="Standard">
      <style:text-properties fo:color="#000000" style:font-name="Courier" fo:font-size="10pt" fo:language="en" fo:country="GB" style:font-size-asian="10pt" style:font-size-complex="10pt"/>
    </style:style>
    <style:style style:name="P9" style:family="paragraph" style:parent-style-name="Standard">
      <style:paragraph-properties style:line-height-at-least="0.423cm" style:text-autospace="none"/>
      <style:text-properties fo:color="#000000" style:font-name="Courier" fo:font-size="10pt" fo:language="en" fo:country="GB" style:font-size-asian="10pt" style:font-size-complex="10pt"/>
    </style:style>
    <style:style style:name="P10" style:family="paragraph" style:parent-style-name="Standard">
      <style:text-properties fo:color="#000000" style:font-name="Arial" fo:font-size="10pt" fo:language="en" fo:country="GB" style:font-size-asian="10pt" style:font-name-complex="Arial" style:font-size-complex="10pt"/>
    </style:style>
    <style:style style:name="P11" style:family="paragraph" style:parent-style-name="Standard">
      <style:text-properties fo:language="en" fo:country="GB"/>
    </style:style>
    <style:style style:name="P12" style:family="paragraph" style:parent-style-name="Standard">
      <style:text-properties fo:language="en" fo:country="GB" fo:font-style="italic" style:font-style-asian="italic"/>
    </style:style>
    <style:style style:name="P13" style:family="paragraph" style:parent-style-name="Standard">
      <style:text-properties fo:language="en" fo:country="none"/>
    </style:style>
    <style:style style:name="P14" style:family="paragraph" style:parent-style-name="Standard">
      <style:text-properties fo:color="#888888"/>
    </style:style>
    <style:style style:name="P15" style:family="paragraph" style:parent-style-name="Standard">
      <style:paragraph-properties fo:margin-top="0cm" fo:margin-bottom="0.423cm"/>
      <style:text-properties fo:language="en" fo:country="GB"/>
    </style:style>
    <style:style style:name="P16" style:family="paragraph" style:parent-style-name="Standard">
      <style:paragraph-properties fo:margin-top="0cm" fo:margin-bottom="0.423cm"/>
      <style:text-properties fo:language="en" fo:country="GB" fo:font-style="italic" style:font-style-asian="italic"/>
    </style:style>
    <style:style style:name="P17" style:family="paragraph" style:parent-style-name="Standard" style:list-style-name="WW8Num2">
      <style:paragraph-properties fo:margin-top="0cm" fo:margin-bottom="0.423cm"/>
      <style:text-properties fo:language="en" fo:country="GB"/>
    </style:style>
    <style:style style:name="P18" style:family="paragraph" style:parent-style-name="Standard" style:list-style-name="WW8Num1">
      <style:paragraph-properties fo:margin-top="0.494cm" fo:margin-bottom="0cm"/>
      <style:text-properties fo:language="en" fo:country="GB"/>
    </style:style>
    <style:style style:name="P19" style:family="paragraph" style:parent-style-name="Standard" style:list-style-name="WW8Num1">
      <style:paragraph-properties fo:margin-top="0cm" fo:margin-bottom="0cm"/>
      <style:text-properties fo:language="en" fo:country="GB"/>
    </style:style>
    <style:style style:name="P20" style:family="paragraph" style:parent-style-name="Standard" style:list-style-name="WW8Num1">
      <style:paragraph-properties fo:margin-top="0cm" fo:margin-bottom="0.494cm"/>
      <style:text-properties fo:language="en" fo:country="GB"/>
    </style:style>
    <style:style style:name="P21" style:family="paragraph" style:parent-style-name="Standard" style:list-style-name="WW8Num2">
      <style:paragraph-properties fo:margin-top="0cm" fo:margin-bottom="0.494cm"/>
    </style:style>
    <style:style style:name="P22" style:family="paragraph" style:parent-style-name="Standard" style:list-style-name="WW8Num2">
      <style:paragraph-properties fo:margin-top="0.494cm" fo:margin-bottom="0.423cm"/>
      <style:text-properties fo:language="en" fo:country="G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size="8pt" fo:language="en" fo:country="GB"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 potential improvement to the native APIs.</text:h>
      <text:h text:style-name="P4" text:outline-level="2">Rick</text:h>
      <text:p text:style-name="P9">You're calling the wrong API.  You need to be using</text:p>
      <text:p text:style-name="P9">FindContextClass().  FindClass is sort of the resolution of last</text:p>
      <text:p text:style-name="P9">resort, and will only find classes in the environment.  Handy if you</text:p>
      <text:p text:style-name="P9">only want to get one of the core classes, not much use for locating</text:p>
      <text:p text:style-name="P9">things loaded in a package structure.</text:p>
      <text:p text:style-name="P9"> </text:p>
      <text:p text:style-name="P9">btw, I'm going to add a FindContextClass to the CallContext as</text:p>
      <text:p text:style-name="P9">well....being able to locate a class from your caller's context would</text:p>
      <text:p text:style-name="P9">be for native functions.</text:p>
      <text:p text:style-name="P9"> </text:p>
      <text:h text:style-name="P4" text:outline-level="2">Rick</text:h>
      <text:p text:style-name="Standard"><text:a xlink:type="simple" xlink:href="http://sourceforge.net/mailarchive/message.php?msg_name=33bd05330807271335w72838f38kb3ad0b7c5af2b29f%40mail.gmail.com"><text:span text:style-name="Internet_20_link"><text:span text:style-name="T1">http://sourceforge.net/mailarchive/message.php?msg_name=33bd05330807271335w72838f38kb3ad0b7c5af2b29f%40mail.gmail.com</text:span></text:span></text:a></text:p>
      <text:p text:style-name="P11"> </text:p>
      <text:p text:style-name="P9">Mark's recent questions about his RECT class sort of triggered a</text:p>
      <text:p text:style-name="P9">thought for a way to improve the native APIs and make it easier to</text:p>
      <text:p text:style-name="P9">write certain types of objects.  The native API has two special pseudo</text:p>
      <text:p text:style-name="P9">types intended to make objects that use backing C structs or C++</text:p>
      <text:p text:style-name="P9">classes easier to use.  These two types are CSELF and BUFFER.  The</text:p>
      <text:p text:style-name="P9">CSELF type assumes there is an instance variable at the current method</text:p>
      <text:p text:style-name="P9">scode that contains a Pointer instance that wraps some native code</text:p>
      <text:p text:style-name="P9">value.  Specifying the CSELF type will unwrap that pointer object and</text:p>
      <text:p text:style-name="P9">pass back the pointer as a void * that can be case to the appropriate</text:p>
      <text:p text:style-name="P9">type.  BUFFER is similar to CSELF, but the data in question is stored</text:p>
      <text:p text:style-name="P9">in a Buffer object and the pointer returned is to the start of the</text:p>
      <text:p text:style-name="P9">buffer data.  The CSELF generally requires the object have an UNINIT</text:p>
      <text:p text:style-name="P9">method to ensure that the data is released.  The BUFFER type places</text:p>
      <text:p text:style-name="P9">the native data in storage managed by the garbage collector, and the</text:p>
      <text:p text:style-name="P9">buffer will be reclaimed when the object holding it goes out of scope.</text:p>
      <text:p text:style-name="P9"> This is handy for objects like  a RECT, where you could define things</text:p>
      <text:p text:style-name="P9">with a C struct or C++ class and there are no additional resources</text:p>
      <text:p text:style-name="P9">that need to be cleaned up when the object goes away.</text:p>
      <text:p text:style-name="P9"> </text:p>
      <text:p text:style-name="P9">This construct is handy for self-contained objects (such as a stream</text:p>
      <text:p text:style-name="P9">object, which uses CSELF).  However, if you wish to wrapper different</text:p>
      <text:p text:style-name="P9">C structs or classes that are intended to work together, it's somewhat</text:p>
      <text:p text:style-name="P9">less useful.  I'm thinking of a couple of changes here:</text:p>
      <text:p text:style-name="P9"> </text:p>
      <text:p text:style-name="P9">1)  The runtime can actually figure out that the variable CSELF is a</text:p>
      <text:p text:style-name="P9">Pointer or a Buffer and do the correct thing.  I've never been</text:p>
      <text:p text:style-name="P9">terribly happy with the BUFFER type name, so I'm thinking CSELF and</text:p>
      <text:p text:style-name="P9">BUFFER can be collapsed into the single CSELF type and have the</text:p>
      <text:p text:style-name="P9">runtime figure it out.</text:p>
      <text:p text:style-name="P9"> </text:p>
      <text:p text:style-name="P9">2)  An ObjectToCSelf() API that can extract the CSELF information for</text:p>
      <text:p text:style-name="P9">another object would allow objects primarily implemented as native</text:p>
      <text:p text:style-name="P9">code to operate together better.  This will return NULL if not CSELF</text:p>
      <text:p text:style-name="P9">variable is found in any scope of the instance.</text:p>
      <text:p text:style-name="P9"> </text:p>
      <text:p text:style-name="P9">2) Does break the object encapsulation slightly, but it is limited to</text:p>
      <text:p text:style-name="P9">some special contexts that only make sense for native code.  If we're</text:p>
      <text:p text:style-name="P9"><text:soft-page-break/>really concerned about this, we could add a tagging MIXIN class that</text:p>
      <text:p text:style-name="P8">says this operation is allowed.  Not sure this is really needed.</text:p>
      <text:h text:style-name="P4" text:outline-level="2">Mark</text:h>
      <text:p text:style-name="P9">So with the above ObjectToCSelf(), instead of doing this:</text:p>
      <text:p text:style-name="P9"> </text:p>
      <text:p text:style-name="P6"><text:span text:style-name="codec"><text:span text:style-name="T3">bool rxGetRect(RexxMethodContext *context, RexxObjectPtr r, int argPos, RECT *rect)</text:span></text:span></text:p>
      <text:p text:style-name="P6"><text:span text:style-name="codec"><text:span text:style-name="T3">{</text:span></text:span></text:p>
      <text:p text:style-name="P6"><text:span text:style-name="codec"><text:span text:style-name="T3">    RexxClassObject RectClass = context-&gt;FindContextClass("RECT");</text:span></text:span></text:p>
      <text:p text:style-name="P6"><text:span text:style-name="codec"><text:span text:style-name="T3">    if ( ! context-&gt;IsInstanceOf(r, RectClass) )</text:span></text:span></text:p>
      <text:p text:style-name="P6"><text:span text:style-name="codec"><text:span text:style-name="T3">    {</text:span></text:span></text:p>
      <text:p text:style-name="P6"><text:span text:style-name="codec"><text:span text:style-name="T3">        goto errReturn;</text:span></text:span></text:p>
      <text:p text:style-name="P6"><text:span text:style-name="codec"><text:span text:style-name="T3">    }</text:span></text:span></text:p>
      <text:p text:style-name="P6"><text:span text:style-name="codec"><text:span text:style-name="T3"> </text:span></text:span></text:p>
      <text:p text:style-name="P6"><text:span text:style-name="codec"><text:span text:style-name="T3">    RexxObjectPtr i = context-&gt;SendMessage0(r, "LEFT");</text:span></text:span></text:p>
      <text:p text:style-name="P6"><text:span text:style-name="codec"><text:span text:style-name="T3">    if ( i == NULLOBJECT || ! context-&gt;IsInteger(i) )</text:span></text:span></text:p>
      <text:p text:style-name="P6"><text:span text:style-name="codec"><text:span text:style-name="T3">    {</text:span></text:span></text:p>
      <text:p text:style-name="P6"><text:span text:style-name="codec"><text:span text:style-name="T3">        goto errReturn;</text:span></text:span></text:p>
      <text:p text:style-name="P6"><text:span text:style-name="codec"><text:span text:style-name="T3">    }</text:span></text:span></text:p>
      <text:p text:style-name="P6"><text:span text:style-name="codec"><text:span text:style-name="T3">    context-&gt;ObjectToNumber(i, &amp;rect-&gt;left);</text:span></text:span></text:p>
      <text:p text:style-name="P6"><text:span text:style-name="codec"><text:span text:style-name="T3"> </text:span></text:span></text:p>
      <text:p text:style-name="P6"><text:span text:style-name="codec"><text:span text:style-name="T3">    i = context-&gt;SendMessage0(r, "TOP");</text:span></text:span></text:p>
      <text:p text:style-name="P6"><text:span text:style-name="codec"><text:span text:style-name="T3">    if ( i == NULLOBJECT || ! context-&gt;IsInteger(i) )</text:span></text:span></text:p>
      <text:p text:style-name="P6"><text:span text:style-name="codec"><text:span text:style-name="T3">    {</text:span></text:span></text:p>
      <text:p text:style-name="P6"><text:span text:style-name="codec"><text:span text:style-name="T3">        goto errReturn;</text:span></text:span></text:p>
      <text:p text:style-name="P6"><text:span text:style-name="codec"><text:span text:style-name="T3">    }</text:span></text:span></text:p>
      <text:p text:style-name="P6"><text:span text:style-name="codec"><text:span text:style-name="T3">    context-&gt;ObjectToNumber(i, &amp;rect-&gt;top );</text:span></text:span></text:p>
      <text:p text:style-name="P6"><text:span text:style-name="codec"><text:span text:style-name="T3"> </text:span></text:span></text:p>
      <text:p text:style-name="P6"><text:span text:style-name="codec"><text:span text:style-name="T3">    i = context-&gt;SendMessage0(r, "RIGHT");</text:span></text:span></text:p>
      <text:p text:style-name="P6"><text:span text:style-name="codec"><text:span text:style-name="T3">    if ( i == NULLOBJECT || ! context-&gt;IsInteger(i) )</text:span></text:span></text:p>
      <text:p text:style-name="P6"><text:span text:style-name="codec"><text:span text:style-name="T3">    {</text:span></text:span></text:p>
      <text:p text:style-name="P6"><text:span text:style-name="codec"><text:span text:style-name="T3">        goto errReturn;</text:span></text:span></text:p>
      <text:p text:style-name="P6"><text:span text:style-name="codec"><text:span text:style-name="T3">    }</text:span></text:span></text:p>
      <text:p text:style-name="P6"><text:span text:style-name="codec"><text:span text:style-name="T3">    context-&gt;ObjectToNumber(i, &amp;rect-&gt;right);</text:span></text:span></text:p>
      <text:p text:style-name="P6"><text:span text:style-name="codec"><text:span text:style-name="T3"> </text:span></text:span></text:p>
      <text:p text:style-name="P6"><text:span text:style-name="codec"><text:span text:style-name="T3">    i = context-&gt;SendMessage0(r, "BOTTOM");</text:span></text:span></text:p>
      <text:p text:style-name="P6"><text:span text:style-name="codec"><text:span text:style-name="T3">    if ( i == NULLOBJECT || ! context-&gt;IsInteger(i) )</text:span></text:span></text:p>
      <text:p text:style-name="P6"><text:span text:style-name="codec"><text:span text:style-name="T3">    {</text:span></text:span></text:p>
      <text:p text:style-name="P6"><text:span text:style-name="codec"><text:span text:style-name="T3">        goto errReturn;</text:span></text:span></text:p>
      <text:p text:style-name="P6"><text:span text:style-name="codec"><text:span text:style-name="T3">    }</text:span></text:span></text:p>
      <text:p text:style-name="P6"><text:span text:style-name="codec"><text:span text:style-name="T3">    context-&gt;ObjectToNumber(i, &amp;rect-&gt;bottom);</text:span></text:span></text:p>
      <text:p text:style-name="P6"><text:span text:style-name="codec"><text:span text:style-name="T3"> </text:span></text:span></text:p>
      <text:p text:style-name="P6"><text:span text:style-name="codec"><text:span text:style-name="T3">    /* Should we enforce positive numbers?</text:span></text:span></text:p>
      <text:p text:style-name="P6"><text:span text:style-name="codec"><text:span text:style-name="T3">    if ( (rect-&gt;right &gt;= rect-&gt;left) &amp;&amp; (rect-&gt;bottom &gt;= rect-&gt;top) )</text:span></text:span></text:p>
      <text:p text:style-name="P6"><text:span text:style-name="codec"><text:span text:style-name="T3">    {</text:span></text:span></text:p>
      <text:p text:style-name="P6"><text:span text:style-name="codec"><text:span text:style-name="T3">        return true;</text:span></text:span></text:p>
      <text:p text:style-name="P6"><text:span text:style-name="codec"><text:span text:style-name="T3">    }</text:span></text:span></text:p>
      <text:p text:style-name="P6"><text:span text:style-name="codec"><text:span text:style-name="T3">    */</text:span></text:span></text:p>
      <text:p text:style-name="P6"><text:span text:style-name="codec"><text:span text:style-name="T3">    return true;</text:span></text:span></text:p>
      <text:p text:style-name="P6"><text:span text:style-name="codec"><text:span text:style-name="T3"> </text:span></text:span></text:p>
      <text:p text:style-name="P6"><text:span text:style-name="codec"><text:span text:style-name="T3">  errReturn:</text:span></text:span></text:p>
      <text:p text:style-name="P6"><text:span text:style-name="codec"><text:span text:style-name="T3"> </text:span></text:span></text:p>
      <text:p text:style-name="P6"><text:span text:style-name="codec"><text:span text:style-name="T3">    char buf[256];</text:span></text:span></text:p>
      <text:p text:style-name="P6"><text:span text:style-name="codec"><text:span text:style-name="T3">    _snprintf(buf, sizeof(buf), "Method argument %d requires a .RECT object with indexes 'left', 'top', 'right, and 'bottom'", argPos);</text:span></text:span></text:p>
      <text:p text:style-name="P6"><text:span text:style-name="codec"><text:span text:style-name="T3"> </text:span></text:span></text:p>
      <text:p text:style-name="P6"><text:span text:style-name="codec"><text:span text:style-name="T3">    context-&gt;RaiseException1(Rexx_Error_Incorrect_method_user_defined, context-&gt;NewStringFromAsciiz(buf));</text:span></text:span></text:p>
      <text:p text:style-name="P6"><text:soft-page-break/><text:span text:style-name="codec"><text:span text:style-name="T3">    return false;</text:span></text:span></text:p>
      <text:p text:style-name="P6"><text:span text:style-name="codec"><text:span text:style-name="T3">}</text:span></text:span></text:p>
      <text:p text:style-name="P9"> </text:p>
      <text:p text:style-name="P9">I could do something like this:</text:p>
      <text:p text:style-name="P9"> </text:p>
      <text:p text:style-name="P6"><text:span text:style-name="codec"><text:span text:style-name="T3">RECT *rxGetRect(RexxMethodContext *context, RexxObjectPtr r, int argPos)</text:span></text:span></text:p>
      <text:p text:style-name="P6"><text:span text:style-name="codec"><text:span text:style-name="T3">{</text:span></text:span></text:p>
      <text:p text:style-name="P6"><text:span text:style-name="codec"><text:span text:style-name="T3">    RECT *pRect;</text:span></text:span></text:p>
      <text:p text:style-name="P6"><text:span text:style-name="codec"><text:span text:style-name="T3"> </text:span></text:span></text:p>
      <text:p text:style-name="P6"><text:span text:style-name="codec"><text:span text:style-name="T3">    RexxClassObject RectClass = context-&gt;FindContextClass("RECT");</text:span></text:span></text:p>
      <text:p text:style-name="P6"><text:span text:style-name="codec"><text:span text:style-name="T3">    if ( ! context-&gt;IsInstanceOf(r, RectClass) )</text:span></text:span></text:p>
      <text:p text:style-name="P6"><text:span text:style-name="codec"><text:span text:style-name="T3">    {</text:span></text:span></text:p>
      <text:p text:style-name="P6"><text:span text:style-name="codec"><text:span text:style-name="T3">        // raise exception</text:span></text:span></text:p>
      <text:p text:style-name="P6"><text:span text:style-name="codec"><text:span text:style-name="T3">    }</text:span></text:span></text:p>
      <text:p text:style-name="P6"><text:span text:style-name="codec"><text:span text:style-name="T3"> </text:span></text:span></text:p>
      <text:p text:style-name="P6"><text:span text:style-name="codec"><text:span text:style-name="T3">    pRect = (RECT *)context-&gt;ObjectToCSelf(r);</text:span></text:span></text:p>
      <text:p text:style-name="P6"><text:span text:style-name="codec"><text:span text:style-name="T3"> </text:span></text:span></text:p>
      <text:p text:style-name="P6"><text:span text:style-name="codec"><text:span text:style-name="T3">    // Let the caller worry about NULL</text:span></text:span></text:p>
      <text:p text:style-name="P6"><text:span text:style-name="codec"><text:span text:style-name="T3">    return pRect;</text:span></text:span></text:p>
      <text:p text:style-name="P6"><text:span text:style-name="codec"><text:span text:style-name="T3">}</text:span></text:span></text:p>
      <text:p text:style-name="P9"> </text:p>
      <text:p text:style-name="P8">Based on the above, adding ObjectToCSelf() would get my vote.  &lt;grin&gt;</text:p>
      <text:h text:style-name="P4" text:outline-level="2">Rick</text:h>
      <text:p text:style-name="P9">Yes, that's exactly what I'm proposing.  When you lay out it the way</text:p>
      <text:p text:style-name="P9">you just did, it's a fairly spectactular difference, isn't it.  I'll</text:p>
      <text:p text:style-name="P8">see if I can whip something up.</text:p>
      <text:h text:style-name="P4" text:outline-level="2">David</text:h>
      <text:p text:style-name="P9">Ok, what I don't get is how to assign a value to CSELF. I create C objects in RexxGTK and I need to save the value of the pointer so I can fetch it later in other methods. Can you give me an example?</text:p>
      <text:h text:style-name="P4" text:outline-level="2">Rick</text:h>
      <text:p text:style-name="P9">I assume you do this in the init method.  Create the wrappered object</text:p>
      <text:p text:style-name="P9">(using either NewPointer() or NewBuffer(), depending on the style that</text:p>
      <text:p text:style-name="P9">would work best), anchor the object in the variable CSELF using</text:p>
      <text:p text:style-name="P9">SetObjectVariable().  From that point on, you get this object</text:p>
      <text:p text:style-name="P9">unwrapped to a void * pointer for you automatically buy specifying an</text:p>
      <text:p text:style-name="P9">argument type of CSELF.</text:p>
      <text:p text:style-name="P9"> </text:p>
      <text:p text:style-name="P9">The stream class uses this.  For example, here's the code in the init method:</text:p>
      <text:p text:style-name="P9"> </text:p>
      <text:p text:style-name="P9">RexxMethod2(RexxObjectPtr, stream_init, OSELF, self, CSTRING, name)</text:p>
      <text:p text:style-name="P9">{</text:p>
      <text:p text:style-name="P9">    // create a new stream info member</text:p>
      <text:p text:style-name="P9">    StreamInfo *stream_info = new StreamInfo(self, name);</text:p>
      <text:p text:style-name="P9">    RexxPointerObject streamPtr = context-&gt;NewPointer(stream_info);</text:p>
      <text:p text:style-name="P9">    context-&gt;SetObjectVariable("CSELF", streamPtr);</text:p>
      <text:p text:style-name="P9"> </text:p>
      <text:p text:style-name="P9">    return NULLOBJECT;</text:p>
      <text:p text:style-name="P9">}</text:p>
      <text:p text:style-name="P9"> </text:p>
      <text:p text:style-name="P9">Then the rest of the methods have a similar prolog:</text:p>
      <text:p text:style-name="P9"> </text:p>
      <text:p text:style-name="P9"><text:soft-page-break/>RexxMethod3(size_t, stream_charout, CSELF, streamPtr,</text:p>
      <text:p text:style-name="P9">OPTIONAL_RexxStringObject, data, OPTIONAL_int64_t, position)</text:p>
      <text:p text:style-name="P9">{</text:p>
      <text:p text:style-name="P9">    StreamInfo *stream_info = (StreamInfo *)streamPtr;</text:p>
      <text:p text:style-name="P9"> </text:p>
      <text:p text:style-name="P9"> </text:p>
      <text:p text:style-name="P9">Where the native pointer gets passed to the method directly as an argument.</text:p>
      <text:p text:style-name="P9"> </text:p>
      <text:p text:style-name="P9">If you have cooperating objects where one object needs to have access</text:p>
      <text:p text:style-name="P9">to the native value backing the other, the ObjectToCSelf() API can be</text:p>
      <text:p text:style-name="P9">used to obtain the same pointer value that would be passed in to a</text:p>
      <text:p text:style-name="P8">method using CSELF.</text:p>
      <text:p text:style-name="P11"> </text:p>
      <text:h text:style-name="P1" text:outline-level="1">CSELF</text:h>
      <text:h text:style-name="P4" text:outline-level="2">Rick</text:h>
      <text:p text:style-name="P9">Do NOT use GetObjectVariable() to retrieve the CSELF value.  That will</text:p>
      <text:p text:style-name="P9">just retrieve an object variable, and return it as an object.  So,</text:p>
      <text:p text:style-name="P9">even if you have that variable set in the current scope,</text:p>
      <text:p text:style-name="P9">GetObjectVariable() just retrieves the Pointer object, which cannot be</text:p>
      <text:p text:style-name="P9">cast to another structure.</text:p>
      <text:p text:style-name="P9"> </text:p>
      <text:p text:style-name="P9">To set the CSELF variable, you still need to wrapper the object inside</text:p>
      <text:p text:style-name="P9">of a Pointer instance.  Passing a raw pointer will likely crash the</text:p>
      <text:p text:style-name="P9">interpreter the first time a GC runs.  Use this:</text:p>
      <text:p text:style-name="P9"> </text:p>
      <text:p text:style-name="P9"> RexxMethod1(int, // Return type</text:p>
      <text:p text:style-name="P9"> GrxWindowNew, // Object_method name</text:p>
      <text:p text:style-name="P9"> int, type) // Window type</text:p>
      <text:p text:style-name="P9">{</text:p>
      <text:p text:style-name="P9"> GtkWidget *myWidget = gtk_window_new((GtkWindowType)type);</text:p>
      <text:p text:style-name="P9"> </text:p>
      <text:p text:style-name="P9"> // Save ourself</text:p>
      <text:p text:style-name="P9"> context-&gt;SetObjectVariable("CSELF", context-&gt;NewPointer(myWidget));</text:p>
      <text:p text:style-name="P9"> </text:p>
      <text:p text:style-name="P9"> return 0;</text:p>
      <text:p text:style-name="P9">}</text:p>
      <text:p text:style-name="P9"> </text:p>
      <text:p text:style-name="P9">(note that I removed the OSELF argument.  You're not using that, so</text:p>
      <text:p text:style-name="P9">it's not needed).</text:p>
      <text:p text:style-name="P9"> </text:p>
      <text:p text:style-name="P9">If you need to CSELF pointer within the object, then use the CSELF</text:p>
      <text:p text:style-name="P9">parameter type</text:p>
      <text:p text:style-name="P9"> </text:p>
      <text:p text:style-name="P9"> RexxMethod2(int, // Return type</text:p>
      <text:p text:style-name="P9"> GrxWindowSetTitle, // Object_method name</text:p>
      <text:p text:style-name="P9"> CSELF, self,      // access to my internal structure</text:p>
      <text:p text:style-name="P9"> CSTRING, title) // Window title</text:p>
      <text:p text:style-name="P9">{</text:p>
      <text:p text:style-name="P9"> GtkWidget *myWidget = (GtkWidget *)self;</text:p>
      <text:p text:style-name="P9"> </text:p>
      <text:p text:style-name="P9"> gtk_window_set_title(GTK_WINDOW(myWidget), title);</text:p>
      <text:p text:style-name="P9"> </text:p>
      <text:p text:style-name="P9"> return 0;</text:p>
      <text:p text:style-name="P9">}</text:p>
      <text:p text:style-name="P9"> </text:p>
      <text:p text:style-name="P9">The CSELF argument will scan through the variable scopes looking for a</text:p>
      <text:p text:style-name="P9">variable named CSELF, AND IFF that variable is a Pointer or a Buffer</text:p>
      <text:p text:style-name="P9">instance, will return either the contained pointer value or a pointer</text:p>
      <text:p text:style-name="P9">to the start of the buffer as a void * pointer.  This can be case to</text:p>
      <text:p text:style-name="P9">the appropriate pointer type in your code.  Note that this will work</text:p>
      <text:p text:style-name="P9">with subclasses because it will search up the hierarchy for a CSELF</text:p>
      <text:p text:style-name="P9">variable.</text:p>
      <text:p text:style-name="P9"> </text:p>
      <text:p text:style-name="P9">The additional thing I added was the ObjectToCSelf() API call, which</text:p>
      <text:p text:style-name="P9">will allow you to retrieve a wrappered CSELF value from another</text:p>
      <text:p text:style-name="P9">object, using the same search and unwrappering logic.  To repeat,</text:p>
      <text:p text:style-name="P9">GetObjectVariable() for CSELF has no special rules for the CSELF</text:p>
      <text:p text:style-name="P9">variable.  That is normal object variable lookup with normal scoping</text:p>
      <text:p text:style-name="P9"><text:soft-page-break/>rules.  You need to use the CSELF argument type and ObjectToCSelf() to</text:p>
      <text:p text:style-name="P9">get the special logic applied.  The new API was checked in on July</text:p>
      <text:p text:style-name="P8">27th, so you should have this.</text:p>
      <text:h text:style-name="P1" text:outline-level="1">CSELF and mixin classes</text:h>
      <text:h text:style-name="P4" text:outline-level="2">Mark</text:h>
      <text:p text:style-name="P11">I'm a little confused about how CSelf will work with mixin classes.<text:line-break/><text:line-break/>(Right now I'm just using structs for the CSelf, in the future I<text:line-break/>intend to move to C++ classes.)  Take this abbreviated example from<text:line-break/>ooDialog which uses mixin classes a lot.<text:line-break/><text:line-break/>::class 'WindowBase' public mixinclass object<text:line-break/><text:line-break/>::method init_windowBase external "LIBRARY oodialog wb_init_windowBase"<text:line-break/>::attribute hwnd get external "LIBRARY oodialog wb_getHwnd"<text:line-break/><text:line-break/>::class 'PlainBaseDialog' public inherit WindowBase ResourceUtils<text:line-break/><text:line-break/>::class 'DialogControl' public inherit WindowBase WindowExtensions<text:line-break/><text:line-break/>Since CSelf gets set as an object variable and since an object<text:line-break/>variable in WindowBase is not seen by DialogControl, (or<text:line-break/>PlainBaseDialog,) I though I would need separate CSelf structs for<text:line-break/>WindowBase and say DialogControl.<text:line-break/><text:line-break/>So, the C++ code for an API implementation of init_WindowBase() looks<text:line-break/>something like this:<text:line-break/><text:line-break/>RexxMethod1(logical_t, wb_init_windowBase, OSELF, self)<text:line-break/>{<text:line-break/>   dbgPrintClassID(context, self);<text:line-break/><text:line-break/>   RexxBufferObject obj = context-&gt;NewBuffer(sizeof(CWindowBase));<text:line-break/>   pCWindowBase pcs = (pCWindowBase)context-&gt;BufferData(obj);<text:line-break/>   // initialization ...<text:line-break/>   context-&gt;SetObjectVariable("CSELF", obj);<text:line-break/>   return 0;<text:line-break/>}<text:line-break/><text:line-break/>My dbgPrint  shows:<text:line-break/>Class: TestDialog<text:line-break/><text:line-break/>When I sort of thought it would be WindowBase.  TestDialog is actually<text:line-break/>a subclass of PlainBaseDialog.<text:line-break/><text:line-break/>If I now go to set a different struct in DialogControl::init():<text:line-break/><text:line-break/>RexxMethod2(uint32_t, dlgctrl_init, OPTIONAL_POINTER, args, OSELF, self)<text:line-break/>{<text:line-break/>   RexxBufferObject cdcBuf = c-&gt;NewBuffer(sizeof(CDialogControl));<text:line-break/>   // initialziation, etc.<text:line-break/><text:soft-page-break/>   context-&gt;SetObjectVariable("CSELF", cdcBuf);<text:line-break/>   // ...<text:line-break/>}<text:line-break/><text:line-break/>My WindowBase code no longer works, for example:<text:line-break/><text:line-break/>RexxMethod1(RexxStringObject, wb_getHwnd, CSELF, pCSelf)<text:line-break/>{<text:line-break/>   return pointer2string(context, ((pCWindowBase)pCSelf)-&gt;hwnd);<text:line-break/>}<text:line-break/><text:line-break/>Remember, wb_getHwnd is mapped to WindowBase::hwnd().  But pCSelf<text:line-break/>seems to now be  a pointer to a CDialogControl struct, rather than a<text:line-break/>pointer to a CWindowBase struct.<text:line-break/><text:line-break/>Is this perhaps a bug, or am I more than usually confused?</text:p>
      <text:h text:style-name="P4" text:outline-level="2">Rick</text:h>
      <text:p text:style-name="P11">The code for CSELF searches through all of the scopes of the objects<text:line-break/>in inheritance order looking for the first occurrence of a CSELF<text:line-break/>variable in the object, and that occurrence is the value returned for<text:line-break/>all CSELF references.  This is essentially first one found wins, but<text:line-break/>it is the mechanism that allows subclasses to access the CSELF value<text:line-break/>defined by the base class.<text:line-break/><text:line-break/>I suspect this really should have been defined by starting with the<text:line-break/>scope of the current method and searching back along that inheritance<text:line-break/>chain instead.  I would hesitate to call this a bug, but it is<text:line-break/>something we could add to trunk for the next release.  It really is<text:line-break/>bad for a mixin class to see a CSELF value for anything other than<text:line-break/>scopes along its own inheritance chain.</text:p>
      <text:h text:style-name="P4" text:outline-level="2">Mark</text:h>
      <text:p text:style-name="P11">Okay, that is pretty much what I understood.<text:line-break/><text:line-break/>So in this definition</text:p>
      <text:p text:style-name="P15"><text:line-break/>::class 'WindowBase' public mixinclass object<text:line-break/>::method init_windowBase external "LIBRARY oodialog wb_init_windowBase"<text:line-break/>::attribute hwnd get external "LIBRARY oodialog wb_getHwnd"</text:p>
      <text:p text:style-name="P15">::class 'DialogControl' public inherit WindowBase WindowExtensions</text:p>
      <text:p text:style-name="P11">I expected that a CSELF in a DialogControl method would find the CSELF<text:line-break/>I set in WindowBase, as long as I did not set a CSELF in<text:line-break/>DialogControl.  Which is what we want, and does work that way.</text:p>
      <text:p text:style-name="P11"/>
      <text:p text:style-name="P11">Now, if I add a CSELF to DialogControl, I expected my WindowBase code<text:line-break/>to still pick up the WindowBase CSELF and the DialogControl code to<text:line-break/>pick up the DialogControl CSELF.<text:line-break/><text:soft-page-break/><text:line-break/>We don't have to call it a bug, &lt;grin&gt;, but it does seem like a good<text:line-break/>thing to change in trunk for the next release.</text:p>
      <text:h text:style-name="P4" text:outline-level="2">Rick</text:h>
      <text:p text:style-name="P11">Nope, in that definition, if the CSELF variable is set in the<text:line-break/>DialogControl class, it will hide the one set by the WindowBase class<text:line-break/>for all methods because that will be the first scope searched for the<text:line-break/>variable.  This essentially saws off the one involved with WindowBase.<text:line-break/> You can still access each of these different CSELF incarnations, but<text:line-break/>you'll need to manually retrieve the CSELF variable using<text:line-break/>GetObjectVariable() and do the unwrapping of the value yourself.<text:line-break/><text:line-break/>The changes required for this are fairly trivial, but there is one<text:line-break/>gotcha.  The ObjectToCSelf() API doesn't have a starting scope,<text:line-break/>because there's no method context involved when you are potentially<text:line-break/>accessing a CSELF value in another object.  I suspect we'll need to<text:line-break/>add an API that also allows the scoped lookup of the CSELF value.</text:p>
      <text:p text:style-name="P11"/>
      <text:h text:style-name="P1" text:outline-level="1">Native API and DirectoryAt()</text:h>
      <text:h text:style-name="P4" text:outline-level="2">Mark</text:h>
      <text:p text:style-name="P9">In the new native API this code:</text:p>
      <text:p text:style-name="P9"> </text:p>
      <text:p text:style-name="P9">RexxObjectPtr o = context-&gt;DirectoryAt(constDir, symbol);</text:p>
      <text:p text:style-name="P9"> </text:p>
      <text:p text:style-name="P9">returns NULLOBJECT when the RexxDirectoryObject 'constDir' does not</text:p>
      <text:p text:style-name="P9">have the index 'symbol'</text:p>
      <text:p text:style-name="P9"> </text:p>
      <text:p text:style-name="P9">I expected it to return context-&gt;Nil().</text:p>
      <text:p text:style-name="P9"> </text:p>
      <text:p text:style-name="P9">Returning NULL in the native API is fine for the DirectoryAt() method,</text:p>
      <text:p text:style-name="P9">it is easier to test for NULL than context-&gt;Nil().  I just wanted to</text:p>
      <text:p text:style-name="P8">check that this is the expected behavior.</text:p>
      <text:h text:style-name="P4" text:outline-level="2">Rick</text:h>
      <text:p text:style-name="P9">Yes, that's the behavior I intended (and the behavior the internal</text:p>
      <text:p text:style-name="P9">code relies upon).  From Rexx code, the only mechanism that exists for</text:p>
      <text:p text:style-name="P9">returning nothing is .nil....but .nil is also an object that can be</text:p>
      <text:p text:style-name="P9">stored in a directory.  Returning NULL for the native APIs</text:p>
      <text:p text:style-name="P9">disambiguates those two cases.  This will be true for the other</text:p>
      <text:p text:style-name="P9">collections as well.  And also for things like GetContextVariable()</text:p>
      <text:p text:style-name="P9">and GetObjectVariable(), rather than return the string value of the</text:p>
      <text:p text:style-name="P9">name, NULLOBJECT will be returned to more easily check if the variable</text:p>
      <text:p text:style-name="P8">has been set.</text:p>
      <text:p text:style-name="P11"> </text:p>
      <text:h text:style-name="P1" text:outline-level="1">Creating String objects in external functions</text:h>
      <text:h text:style-name="P4" text:outline-level="2">Mark</text:h>
      <text:p text:style-name="P9">I'm not clear on this, thought I should get some confirmation.</text:p>
      <text:p text:style-name="P9"> </text:p>
      <text:p text:style-name="P9">With context-&gt;NewStringFromAsciiz()  I've been assuming the</text:p>
      <text:p text:style-name="P9">interperter makes a copy of the string, so it is okay to use local</text:p>
      <text:p text:style-name="P9">storage</text:p>
      <text:p text:style-name="P9"> </text:p>
      <text:p text:style-name="P9">RexxMethod1(..)</text:p>
      <text:p text:style-name="P9">{</text:p>
      <text:p text:style-name="P9">    char buffer[64];</text:p>
      <text:p text:style-name="P9">    ...</text:p>
      <text:p text:style-name="P9">    return context-&gt;NewStringFromAsciiz(buffer);</text:p>
      <text:p text:style-name="P9">}</text:p>
      <text:p text:style-name="P9"> </text:p>
      <text:p text:style-name="P9">Or if I malloc'd storage for the string, I would free it:</text:p>
      <text:p text:style-name="P9"> </text:p>
      <text:p text:style-name="P9">RexxMethod1(..)</text:p>
      <text:p text:style-name="P9">{</text:p>
      <text:p text:style-name="P9">    char *buffer = (char *)malloc(64);</text:p>
      <text:p text:style-name="P9">    ...</text:p>
      <text:p text:style-name="P9">    RexxStringObject result = context-&gt;NewStringFromAsciiz(buffer);</text:p>
      <text:p text:style-name="P9">    free(buffer);</text:p>
      <text:p text:style-name="P9">    return result;</text:p>
      <text:p text:style-name="P9">}</text:p>
      <text:p text:style-name="P9"> </text:p>
      <text:p text:style-name="P9">Is that correct?  And, is it also true with context-&gt;NewString()?</text:p>
      <text:p text:style-name="P9"> </text:p>
      <text:p text:style-name="P9">Seems to me I've asked this before, and I don't remember the answer.  ;-(</text:p>
      <text:p text:style-name="P9"> </text:p>
      <text:p text:style-name="P9">Should I be, (on Windows,) using GlobalAlloc for strings that I pass</text:p>
      <text:p text:style-name="P9">to context-&gt;NewString() or context-&gt;NewStringFromAsciiz() and leave it</text:p>
      <text:p text:style-name="P8">to the interpreter to free the memory?</text:p>
      <text:h text:style-name="P4" text:outline-level="2">Rick</text:h>
      <text:p text:style-name="P9">Nope, this is a new question from you :-)</text:p>
      <text:p text:style-name="P9"> </text:p>
      <text:p text:style-name="P9">All of the NewString*() APIs copy the source data into an ooRexx</text:p>
      <text:p text:style-name="P9">String object.  It does nothing with the storage you point it to</text:p>
      <text:p text:style-name="P9">except copy the data out of it, so it doesn't really matter how the</text:p>
      <text:p text:style-name="P9">storage was created.  If you allocated the storage, then you're</text:p>
      <text:p text:style-name="P9">responsible for releasing it.</text:p>
      <text:p text:style-name="P9"> </text:p>
      <text:p text:style-name="P9">There's one additional option available, but that needs to be used</text:p>
      <text:p text:style-name="P9">with care.  There's an additional API called NewBufferString().  This</text:p>
      <text:p text:style-name="P9">creates what's essentially an "empty" string object into which you can</text:p>
      <text:p text:style-name="P9">obtain a data pointer and copy information into the string.  This is</text:p>
      <text:p text:style-name="P9">useful for things like charin(), since I can allocate the result</text:p>
      <text:p text:style-name="P9">string, then read the data directly into the result object, skipping</text:p>
      <text:p text:style-name="P9">the need to use an intermediate buffer.  Generally, this is useful if</text:p>
      <text:p text:style-name="P9">you know the upper bound of the data you're going to construct.  If</text:p>
      <text:p text:style-name="P9">you use this option, it is vitally important to call</text:p>
      <text:p text:style-name="P9">FinishBufferString() with the final result length (which can be</text:p>
      <text:p text:style-name="P9">shorter than your initial allocation size, but not larger).</text:p>
      <text:p text:style-name="P9"><text:soft-page-break/>Generally, for most uses, it is better to directly create the string</text:p>
      <text:p text:style-name="P8">object using the normal APIs.</text:p>
      <text:h text:style-name="P1" text:outline-level="1">Native API UnsignedInt64ToObject() on 32-bit Windows</text:h>
      <text:h text:style-name="P4" text:outline-level="2">Mark</text:h>
      <text:p text:style-name="P9">On Windows, the VC++ compiler supports 64-bit numbers.  I was</text:p>
      <text:p text:style-name="P9">disappointed to see that this code:</text:p>
      <text:p text:style-name="P9"> </text:p>
      <text:p text:style-name="P9">  context-&gt;DirectoryPut(directory,</text:p>
      <text:p text:style-name="P9">context-&gt;UnsignedInt64ToObject(total.QuadPart), "TOTAL");</text:p>
      <text:p text:style-name="P9">  context-&gt;DirectoryPut(directory,</text:p>
      <text:p text:style-name="P9">context-&gt;UnsignedInt64ToObject(totalFree.QuadPart), "FREE");</text:p>
      <text:p text:style-name="P9">  context-&gt;DirectoryPut(directory,</text:p>
      <text:p text:style-name="P9">context-&gt;UnsignedInt64ToObject(userFree.QuadPart), "USERFREE");</text:p>
      <text:p text:style-name="P9">  context-&gt;DirectoryPut(directory, context-&gt;NewInteger(0), "ERROR");</text:p>
      <text:p text:style-name="P9">  return TRUE;</text:p>
      <text:p text:style-name="P9"> </text:p>
      <text:p text:style-name="P9">produces this output:</text:p>
      <text:p text:style-name="P9"> </text:p>
      <text:p text:style-name="P9">Disk space for C:\</text:p>
      <text:p text:style-name="P9">  Disk size:  =Sn»00000</text:p>
      <text:p text:style-name="P9">  Free space: 924790784</text:p>
      <text:p text:style-name="P9">  Available:  924790784</text:p>
      <text:p text:style-name="P9"> </text:p>
      <text:p text:style-name="P9"> </text:p>
      <text:p text:style-name="P9">I have this fixed locally, but I still don't know the internals well</text:p>
      <text:p text:style-name="P9">enough to be sure it doesn't have some ramifications I'm not aware of.</text:p>
      <text:p text:style-name="P9"> </text:p>
      <text:p text:style-name="P9">Maybe Rick can critique this:</text:p>
      <text:p text:style-name="P9"> </text:p>
      <text:p text:style-name="P9">In this code:</text:p>
      <text:p text:style-name="P9"> </text:p>
      <text:p text:style-name="P9">RexxNumberString *RexxNumberString::newInstanceFromUint64(uint64_t integer)</text:p>
      <text:p text:style-name="P9"> ...</text:p>
      <text:p text:style-name="P9">    // this give us space for entire binary range of the number.  For 32-bit</text:p>
      <text:p text:style-name="P9">    // systems, this requires 10 digits.  For 64-bit, we need 20 digits.</text:p>
      <text:p text:style-name="P9">    RexxNumberString *newNumber = new (Numerics::ARGUMENT_DIGITS + 1)</text:p>
      <text:p text:style-name="P9">RexxNumberString (Numerics::ARGUMENT_DIGITS + 1);</text:p>
      <text:p text:style-name="P9">    newNumber-&gt;formatUnsignedInt64(integer);  /* format the integer</text:p>
      <text:p text:style-name="P9">            */</text:p>
      <text:p text:style-name="P9">    return newNumber;</text:p>
      <text:p text:style-name="P9"> </text:p>
      <text:p text:style-name="P9">When I step into the above, integer=8595382272  (8,595,382,272) about</text:p>
      <text:p text:style-name="P9">8.5 GB which is the correct number.</text:p>
      <text:p text:style-name="P9"> </text:p>
      <text:p text:style-name="P9">There are a couple of things here:</text:p>
      <text:p text:style-name="P9"> </text:p>
      <text:p text:style-name="P9">1.)  Is there any reason why we can't just use 20 digits always and</text:p>
      <text:p text:style-name="P9">not worry about whether it is a 32-bit or 64-bit system?  It would</text:p>
      <text:p text:style-name="P9">seem that gcc on Linux must also support unint64_t or it wouldn't</text:p>
      <text:p text:style-name="P9">compile.</text:p>
      <text:p text:style-name="P9"> </text:p>
      <text:p text:style-name="P9">I would change the above to this:</text:p>
      <text:p text:style-name="P9"> </text:p>
      <text:p text:style-name="P9">    RexxNumberString *newNumber = new (Numerics::DIGITS64)</text:p>
      <text:p text:style-name="P9">RexxNumberString (Numerics::DIGITS64);</text:p>
      <text:p text:style-name="P9"> </text:p>
      <text:p text:style-name="P9"><text:soft-page-break/> </text:p>
      <text:p text:style-name="P9">2.) The code in formatUnsignedInt64() has one bug and something that</text:p>
      <text:p text:style-name="P9">looks wrong to me, but I don't understand the RexxNumberString class</text:p>
      <text:p text:style-name="P9">enough to be sure.</text:p>
      <text:p text:style-name="P9"> </text:p>
      <text:p text:style-name="P9">This specific code seems wrong:</text:p>
      <text:p text:style-name="P9"> </text:p>
      <text:p text:style-name="P9">        // copy into the buffer and set the length</text:p>
      <text:p text:style-name="P9">        this-&gt;length = sizeof(buffer) - index;</text:p>
      <text:p text:style-name="P9">        memcpy(this-&gt;number, buffer, this-&gt;length);</text:p>
      <text:p text:style-name="P9"> </text:p>
      <text:p text:style-name="P9">So, at this point, with this specific number, length is 10 and index</text:p>
      <text:p text:style-name="P9">is 22.  The code should be this:</text:p>
      <text:p text:style-name="P9"> </text:p>
      <text:p text:style-name="P9">memcpy(this-&gt;number, &amp;buffer[index], this-&gt;length);</text:p>
      <text:p text:style-name="P9"> </text:p>
      <text:p text:style-name="P9">The thing that seems wrong to me, but I guess it is somehow handled is</text:p>
      <text:p text:style-name="P9">that the number field in this class is defined as</text:p>
      <text:p text:style-name="P9"> </text:p>
      <text:p text:style-name="P9">    char  number[4];</text:p>
      <text:p text:style-name="P9"> </text:p>
      <text:p text:style-name="P9">So on the face of it there is not enough storage at number to accept a</text:p>
      <text:p text:style-name="P9">copy from buffer which is an array of 32 chars.</text:p>
      <text:p text:style-name="P9"> </text:p>
      <text:p text:style-name="P9">Nevertheless, with those 2 changes, things now work:</text:p>
      <text:p text:style-name="P9"> </text:p>
      <text:p text:style-name="P9">Disk space for C:\</text:p>
      <text:p text:style-name="P9">  Disk size:  8595382272</text:p>
      <text:p text:style-name="P9">  Free space: 924708864</text:p>
      <text:p text:style-name="P9">  Available:  924708864</text:p>
      <text:p text:style-name="P9"> </text:p>
      <text:p text:style-name="P9">Rick, I could commit the change if that makes it easier to look at.</text:p>
      <text:p text:style-name="P9"> </text:p>
      <text:p text:style-name="P9">Or if you already know it is not correct, is there any way to achieve</text:p>
      <text:p text:style-name="P8">what I would like?</text:p>
      <text:h text:style-name="P4" text:outline-level="2">Rick</text:h>
      <text:p text:style-name="P9">This is one I've answered already.  Accepting 20 digits always on a</text:p>
      <text:p text:style-name="P9">32-bit system fundamentally changes the rules for what an acceptable</text:p>
      <text:p text:style-name="P9">whole number is for all of the BIFs and other functions....the one</text:p>
      <text:p text:style-name="P9">that can't actually handle the actual range, so you run into</text:p>
      <text:p text:style-name="P9">situations where you have a potential loss of precision all over the</text:p>
      <text:p text:style-name="P9">place in the code and needing to deal with it.</text:p>
      <text:p text:style-name="P9"> </text:p>
      <text:p text:style-name="P9">Additionally, even though the compiler supports 64-bit values, on a</text:p>
      <text:p text:style-name="P9">32-bit architecture, these are generally emulated numbers using pairs</text:p>
      <text:p text:style-name="P9">of 32-bit values, so there's a significant performance hit on top of</text:p>
      <text:p text:style-name="P9">everything else.</text:p>
      <text:p text:style-name="P11"> </text:p>
      <text:p text:style-name="P9">Numberstrings are a variable-length object.  The char number[4] is</text:p>
      <text:p text:style-name="P9">just a place holder to give you a field declaration and a computable</text:p>
      <text:p text:style-name="P9">size for the main structure.  The new method for the NumberString</text:p>
      <text:p text:style-name="P9">class allocates the object to the required size.  This same type of</text:p>
      <text:p text:style-name="P9">procedure is done for other classes as well, String and Buffer being</text:p>
      <text:p text:style-name="P9">two notable examples.</text:p>
      <text:h text:style-name="P4" text:outline-level="2"><text:soft-page-break/>Mark</text:h>
      <text:p text:style-name="P9">I wasn't clear here I don't think.  I didn't mean use 20 digits</text:p>
      <text:p text:style-name="P9">always, everwhere.  (Which you did answer to my satisfaction.)</text:p>
      <text:p text:style-name="P9"> </text:p>
      <text:p text:style-name="P9">I meant always use 20 digits in just this one method:</text:p>
      <text:p text:style-name="P9"> </text:p>
      <text:p text:style-name="P8">RexxNumberString *RexxNumberString::newInstanceFromUint64(uint64_t integer)</text:p>
      <text:h text:style-name="P4" text:outline-level="2">Rick</text:h>
      <text:p text:style-name="P9">Ah, ok.  Yes, in fact, you NEED to use 20 digits in that method in</text:p>
      <text:p text:style-name="P8">order for it to work :-)</text:p>
      <text:h text:style-name="Heading_20_1" text:outline-level="1"><text:a xlink:type="simple" xlink:href="http://sourceforge.net/mailarchive/message.php?msg_name=33bd05330811081650i2f5a00dem294099f3d6dfba1%40mail.gmail.com"><text:span text:style-name="Internet_20_link"><text:span text:style-name="T2">[Oorexx-devel] Allowing EXTERNAL on ::ATTRIBUTE directives.</text:span></text:span></text:a></text:h>
      <text:p text:style-name="P7">From: Rick McGuire &lt;object.rexx@gm...&gt; - 2008-11-09 00:50</text:p>
      <text:p text:style-name="P15">Ok, for some of the new test cases I'm working on, I coded the following:<text:line-break/><text:line-break/>::attribute ValueExit SET EXTERNAL 'LIBRARY orxinvocation setValueExit'<text:line-break/>::attribute ValueExit GET EXTERNAL 'LIBRARY orxinvocation getValueExit'<text:line-break/><text:line-break/>and was surprised to get an error message about EXTERNAL not being a<text:line-break/>valid keyword on this directive. I got the error, because, of course,<text:line-break/>this is not supported :-)<text:line-break/><text:line-break/>Ok, I thought this should be easy enough to add and if I expected it<text:line-break/>to work others will too.<text:line-break/><text:line-break/>Unfortunately, there are a few gotchas will allowing this. Normally,<text:line-break/>there is a direct one-to-one mapping between a method definition and<text:line-break/>the external entry point. In addition, the ::method directive<text:line-break/>supports this form:<text:line-break/><text:line-break/>::method foobar external "library mylibrary"<text:line-break/><text:line-break/>where the internal method name will default to the Rexx name if you<text:line-break/>don't specify it. Ok, with that background, let's take a look at some<text:line-break/>examples of using ::attribute where some decisions need to be made.<text:line-break/>Let's start with this form:<text:line-break/><text:line-break/>::attribute foobar EXTERNAL "Library mylibrary foobar"<text:line-break/><text:line-break/>This form of ::attribute defines two methods, "FOOBAR" and "FOOBAR=".<text:line-break/>The external specification only defines one entry point...we need two.<text:line-break/>I see two possibilities here:<text:line-break/><text:line-break/>1) Don't allow EXTERNAL on this form<text:line-break/>2) Define a prefix that will be added to the specified name for the<text:line-break/>lookup. SET and GET would be obvious selections, which would also<text:line-break/>work if the function name was omitted in the EXTERNAL string.<text:line-break/><text:line-break/>the single form<text:line-break/><text:line-break/>::attrbute foobar SET EXTERNAL "Library mylibrary"<text:line-break/><text:line-break/>presents similar problems. "FOOBAR=" is not a valid C entry point<text:line-break/>name. If we choose option 2) above, then the same rule can be applied<text:line-break/>there. Either way, it needs to be defined.<text:line-break/><text:line-break/>I'm going to convert my test case over, but I would like to try to add<text:line-break/>this support soon if we can reach a consensus on how it should be<text:line-break/>implemented.<text:line-break/><text:soft-page-break/><text:line-break/>Rick </text:p>
      <text:p text:style-name="P11"> </text:p>
      <text:p text:style-name="P13"> </text:p>
      <text:p text:style-name="Standard"><text:span text:style-name="T1">            </text:span><text:a xlink:type="simple" xlink:href="http://sourceforge.net/mailarchive/message.php?msg_name=5d74c5720811082057t4fa9cd2cy681fb7c2fee295ab%40mail.gmail.com"><text:span text:style-name="Internet_20_link"><text:span text:style-name="T2">Re: [Oorexx-devel] Allowing EXTERNAL on ::ATTRIBUTE directives.</text:span></text:span></text:a></text:p>
      <text:p text:style-name="P7">From: Mark Miesfeld &lt;miesfeld@gm...&gt; - 2008-11-09 04:57</text:p>
      <text:p text:style-name="P11">On Sat, Nov 8, 2008 at 5:50 PM, Rick McGuire &lt;object.rexx@gm...&gt; wrote:<text:line-break/><text:line-break/>&gt; Ok, for some of the new test cases I'm working on, I coded the following:<text:line-break/>&gt;<text:line-break/>&gt; ::attribute ValueExit SET EXTERNAL 'LIBRARY orxinvocation setValueExit'<text:line-break/>&gt; ::attribute ValueExit GET EXTERNAL 'LIBRARY orxinvocation getValueExit'<text:line-break/>&gt;<text:line-break/>&gt; and was surprised to get an error message about EXTERNAL not being a<text:line-break/>&gt; valid keyword on this directive. I got the error, because, of course,<text:line-break/>&gt; this is not supported :-)<text:line-break/><text:line-break/>I find this somewhat humorous. The above is one of the very first<text:line-break/>things I tried and was upset it didn't work, upset about the not a<text:line-break/>valid keyword message. I tried a number of ways to get around it and<text:line-break/>couldn't.<text:line-break/><text:line-break/>I was going to ask you, why you did it that way. Then I thought, "oh<text:line-break/>well, I'm sure Rick has his good reasons for doing this, I'm not going<text:line-break/>to bother him about changing it." &lt;grin&gt;<text:line-break/><text:line-break/>Now I find out that you hadn't *intentionally* designed it that way. ;-)<text:line-break/><text:line-break/>&gt; I'm going to convert my test case over, but I would like to try to add<text:line-break/>&gt; this support soon if we can reach a consensus on how it should be<text:line-break/>&gt; implemented.<text:line-break/><text:line-break/>I would like to see it implemented in some way, rather than: 1) Don't<text:line-break/>allow EXTERNAL on this form<text:line-break/><text:line-break/>What I had originally thought would work is something like this:<text:line-break/><text:line-break/>ooRexx file:<text:line-break/><text:line-break/>::class 'ButtonControl' subclass DialogControl public<text:line-break/><text:line-break/>::attribute label external "LIBRARY oodialog bc_title"<text:line-break/><text:line-break/>C++ implementation file:<text:line-break/><text:line-break/>RexxMethod1(CSTRING, bc_label, OPTIONAL_CSTRING, title)<text:line-break/>{<text:line-break/>CSTRING msgName = context-&gt;GetMessageName();<text:line-break/><text:line-break/>if ( strcmp(msgName, "LABEL=") == 0 )<text:line-break/><text:soft-page-break/>{<text:line-break/>// do whatever<text:line-break/>return "";<text:line-break/>}<text:line-break/>else<text:line-break/>{<text:line-break/>// so some other thing<text:line-break/>return buttonLabel;<text:line-break/>}<text:line-break/>}<text:line-break/><text:line-break/>But, I hadn't got to the point of seeing what would happen with<text:line-break/>returning an empty string on the title= message. Plus, I didn't know<text:line-break/>about that this form was allowable:<text:line-break/><text:line-break/>::method foobar external "library mylibrary"<text:line-break/><text:line-break/>I was mostly just thinking about these types of forms:<text:line-break/><text:line-break/>::attribute label get external "LIBRARY oodialog bc_label"<text:line-break/>::attribute label set private external "LIBRARY oodialog bc_label"<text:line-break/><text:line-break/>and thought they would all work by checking the message name in the<text:line-break/>C++ implementation. Provided of course that I could work around the<text:line-break/>'what to return' problem.<text:line-break/><text:line-break/>&gt; 2) Define a prefix that will be added to the specified name for the<text:line-break/>&gt; lookup. SET and GET would be obvious selections, which would also<text:line-break/>&gt; work if the function name was omitted in the EXTERNAL string.<text:line-break/><text:line-break/>This seems fine to me. The bottom line is I would like to be able to<text:line-break/>use ::attribute with the native API functions.<text:line-break/><text:line-break/>--<text:line-break/>Mark Miesfeld </text:p>
      <text:h text:style-name="P1" text:outline-level="1">RexxCreateInstance</text:h>
      <text:p text:style-name="P11">JLF (fix me)</text:p>
      <text:p text:style-name="P11">RexxCreateInstance no longer exists, replaced by RexxCreateInterpreter</text:p>
      <text:p text:style-name="P11">but the explanations below are probably still accurate.</text:p>
      <text:p text:style-name="P11"/>
      <text:p text:style-name="Standard"><text:a xlink:type="simple" xlink:href="http://sourceforge.net/mailarchive/forum.php?thread_name=33bd05330812271616q266c8688wd4008564b9537ddc%40mail.gmail.com&amp;forum_name=oorexx-devel"><text:span text:style-name="Internet_20_link"><text:span text:style-name="T1">http://sourceforge.net/mailarchive/forum.php?thread_name=33bd05330812271616q266c8688wd4008564b9537ddc%40mail.gmail.com&amp;forum_name=oorexx-devel</text:span></text:span></text:a></text:p>
      <text:p text:style-name="P11"> </text:p>
      <text:p text:style-name="P11">This is mostly for Rick.<text:line-break/><text:line-break/>I need an explanation of just how to use the RexxCreateInstance API. I know<text:line-break/>that it returns an instance and thread pointer but I con not figure out how<text:line-break/>to use that information.<text:line-break/><text:line-break/>How do I pass it a script to execute?<text:line-break/><text:line-break/>Will the script run to completion before returning?<text:line-break/><text:line-break/>Is there a store for information (variable contents) between script<text:line-break/>executions?<text:line-break/><text:line-break/>I assume that the AttachThread method has something to do with this but I<text:line-break/>can not figure out the details of how it works. A 5 minute explanation from<text:line-break/>you would be most helpful.<text:line-break/><text:line-break/>Thanks,<text:line-break/>W. David Ashley</text:p>
      <text:p text:style-name="P11"> </text:p>
      <text:p text:style-name="Standard"><text:a xlink:type="simple" xlink:href="http://sourceforge.net/mailarchive/message.php?msg_name=33bd05330812271616q266c8688wd4008564b9537ddc%40mail.gmail.com"><text:span text:style-name="Internet_20_link"><text:span text:style-name="T1">http://sourceforge.net/mailarchive/message.php?msg_name=33bd05330812271616q266c8688wd4008564b9537ddc%40mail.gmail.com</text:span></text:span></text:a></text:p>
      <text:p text:style-name="P11"> </text:p>
      <text:p text:style-name="P11">You might want to look at the test cases I wrote that use<text:line-break/>RexxCreateInstance, but here's a the nutshell explanation.<text:line-break/><text:line-break/>In order to do anything, your current thread must be attached to an<text:line-break/>interpreter instance. RexxCreateInstance creates an interpreter<text:line-break/>instance AND attaches the current thread to that instance. So once<text:line-break/>you have created in the instance, you can use the returned<text:line-break/>ThreadContext pointer to call any of the available APIs. So you can<text:line-break/>load packages, resolve classes, etc. Basically anything you want.<text:line-break/>This includes calling the CallProgram() API to run a script.<text:line-break/>AttachThread is a different beast. That is used for attaching<text:line-break/>additional threads to an existing interpreter instance or for<text:line-break/>reentering the interpreter from something like a signal handler.<text:line-break/><text:line-break/>The RexxStart API is essentially a wrapper around<text:line-break/>RexxCreateInstance(). It creates an interpreter instance, runs the<text:line-break/>script on that instance, then destroys the instance before return.<text:line-break/><text:soft-page-break/>Each created instance gets its own version of .local, but shares<text:line-break/>.environment with all other interpreter instances within a process. A<text:line-break/>given process may have multiple active instances at any time. Code<text:line-break/>run within each instance is executed using the exit definitions<text:line-break/>specified when the instance is created. There is no variable<text:line-break/>environment associated with this...that's the role of a ScriptContext,<text:line-break/>which is something that will be introduced in the next release when<text:line-break/>the orxscript stuff is reworked.<text:line-break/><text:line-break/>Rick</text:p>
      <text:h text:style-name="P1" text:outline-level="1">AttachThread / DetachThread</text:h>
      <text:h text:style-name="P4" text:outline-level="2">Rick</text:h>
      <text:p text:style-name="P11">I just thought of one more thing that could cause the error you're<text:line-break/>seeing.  If you do an AttachThread() at some point and neglect to do a<text:line-break/>corresponding DetachThread() before returning to your caller, you'll<text:line-break/>end up with a corrupted activaation stack that will result in problems<text:line-break/>with legacy callback APIs like RexxVariablePool or RexxStemSort.<text:line-break/>What;s showing up in this traceback very much appears to match what<text:line-break/>might happen in that sort of situation.</text:p>
      <text:p text:style-name="P11"/>
      <text:h text:style-name="P4" text:outline-level="2">Rony</text:h>
      <text:p text:style-name="P11">Finally could trace this down and come by that problem. However, it has<text:line-break/>nothing to do with AttachThread() and DetachThread()!<text:line-break/><text:line-break/>The following happens: rexx.exe runs a rexx script which loads BSF4Rexx<text:line-break/>and then Java. This will cause on the Java side the creation of another<text:line-break/>RexxInterpreterInstance in the same thread that does not get used at<text:line-break/>all, as upon return the current executing rexx scripts continues to run.<text:line-break/>Then, from this script calls to the external function BSF() occur, which<text:line-break/>means that that function has a callContext availble for further<text:line-break/>processing (hence no need in this case to execute an AttachThread() and<text:line-break/>DetachThread()).<text:line-break/><text:line-break/>Not sure, whether this is a bug in the interpreter runtime. It seems<text:line-break/>that after creating a new Rexx interpreter instance that unused instance<text:line-break/>later interferes with the original Rexx interpreter instance?</text:p>
      <text:h text:style-name="P4" text:outline-level="2">Rick</text:h>
      <text:p text:style-name="P11">This is exactly the last scenario I described to you yesterday and you<text:line-break/>adamantly declared that RexxCreateInterpreter was not getting called.<text:line-break/>There is an association between a thread and the "top-most" thread<text:line-break/>context that is created on that thread.  Once you call<text:line-break/>RexxCreateInterpreter on a given thread, you've created a new thread<text:line-break/>context and all legacy callbacks will map back to the the instance<text:line-break/>that is at the top of the call stack.<text:line-break/><text:line-break/>I see you have two choices for calls that involve this sort of nesting:<text:line-break/><text:line-break/>1)  Spin off a thread that creates an interpreter instance and holds<text:line-break/>it active, then use AttachThread()/DetatchThread() on that instance<text:line-break/>for all of your callbacks.<text:line-break/>2)  Since the first usage is initiated by Rexx code, just use the<text:line-break/>interpreter instance from the initial call context as your active<text:line-break/>instance.<text:line-break/><text:line-break/>The subsystem is doing exactly what it is supposed to be doing, but<text:line-break/><text:soft-page-break/>real care needs to be taken to appropriate use the created call<text:line-break/>contexts.</text:p>
      <text:h text:style-name="P4" text:outline-level="2">Rony</text:h>
      <text:p text:style-name="Standard"><text:span text:style-name="T1">O.K. Currently I am Terminate()-ing that instance again before returning<text:line-break/>from the Java initialization.<text:line-break/><text:line-break/>But then, when running the unloader I get a problem in that sending<text:line-break/>messages to a directory object causes an exception. That directory<text:line-break/>object is created in the loader, globally locked and should be cleaned,<text:line-break/>unlocked and freed in the unloader. </text:span><text:span text:style-name="T1">Have to look yet further into this<text:line-break/>corner.</text:span></text:p>
      <text:h text:style-name="P4" text:outline-level="2">Rick</text:h>
      <text:p text:style-name="P11">Note that you really have very limited ability to do anything in a<text:line-break/>package unloader.  At this point, everything is shutting down.  All of<text:line-break/>the instances have been cleaned up already and this is one of the very<text:line-break/>last steps in the process of cleaning thiings up.  I doesn't surprise<text:line-break/>me that you might be having problems calling things in that state.</text:p>
      <text:p text:style-name="P11"/>
      <text:h text:style-name="P1" text:outline-level="1">AttachThread / DetachThread</text:h>
      <text:p text:style-name="Standard"><text:a xlink:type="simple" xlink:href="http://sourceforge.net/mailarchive/forum.php?thread_name=4A19D2DE.9060406%40wu-wien.ac.at&amp;forum_name=oorexx-devel"><text:span text:style-name="Internet_20_link"><text:span text:style-name="T1">http://sourceforge.net/mailarchive/forum.php?thread_name=4A19D2DE.9060406%40wu-wien.ac.at&amp;forum_name=oorexx-devel</text:span></text:span></text:a></text:p>
      <text:p text:style-name="P11"> </text:p>
      <text:h text:style-name="P4" text:outline-level="2">Rick</text:h>
      <text:p text:style-name="P11">If you do an AttachThread() at some point and neglect to do a</text:p>
      <text:p text:style-name="P11">corresponding DetachThread() before returning to your caller, you'll</text:p>
      <text:p text:style-name="P11">end up with a corrupted activaation stack that will result in problems</text:p>
      <text:p text:style-name="P11">with legacy callback APIs like RexxVariablePool or RexxStemSort.</text:p>
      <text:p text:style-name="P11">What;s showing up in this traceback very much appears to match what</text:p>
      <text:p text:style-name="P11">might happen in that sort of situation.</text:p>
      <text:h text:style-name="P4" text:outline-level="2">Rony</text:h>
      <text:p text:style-name="P11">In this particular program an external function BSF(), defined as</text:p>
      <text:p text:style-name="P11"> </text:p>
      <text:p text:style-name="P11">RexxRoutine1(RexxObjectPtr, BSF, ARGLIST, argArray) {...}</text:p>
      <text:p text:style-name="P11"> </text:p>
      <text:p text:style-name="P11">gets invoked to communicate to the Java side. There are no calls from</text:p>
      <text:p text:style-name="P11">Java into BSF4Rexx occurring, hence there AttachThread() and</text:p>
      <text:p text:style-name="P11">DetachThread() are not invoked in this case (at least not from BSF4Rexx).</text:p>
      <text:p text:style-name="P11"> </text:p>
      <text:p text:style-name="P11">Also, BSF4Rexx in this case does not excercise any variable gets or</text:p>
      <text:p text:style-name="P11">sets. It just interacts with Java and returns a (string) value back,</text:p>
      <text:p text:style-name="P11">which gets stored in the stem.</text:p>
      <text:p text:style-name="P11"> </text:p>
      <text:h text:style-name="P4" text:outline-level="2">Rony</text:h>
      <text:p text:style-name="P11">when invoking that program via Java, then it works without a problem!</text:p>
      <text:p text:style-name="P11"> </text:p>
      <text:p text:style-name="P11">If invoked via Java then in the native layer an AttachThread() is</text:p>
      <text:p text:style-name="P11">invoked, a Routine object is created and invoked with CallRoutine(),</text:p>
      <text:p text:style-name="P11">followed by a matching DetachThread().</text:p>
      <text:p text:style-name="P11"> </text:p>
      <text:h text:style-name="P4" text:outline-level="2">Rick</text:h>
      <text:p text:style-name="P11">The other possibility is you've called RexxCreateInterpreter() on a</text:p>
      <text:p text:style-name="P11">thread that was already owned by Rexx. In that case, the</text:p>
      <text:p text:style-name="P11">RexxThreadContext returned with the instance pushes down the active</text:p>
      <text:p text:style-name="P11">one and can create the same symptoms if you return without destroying</text:p>
      <text:p text:style-name="P11">the instance. In that situation, you should either create the</text:p>
      <text:p text:style-name="P11">instance on a separate thread or just "inherit" the instance of the</text:p>
      <text:p text:style-name="P11">program that called you in the first place.</text:p>
      <text:h text:style-name="P4" text:outline-level="2">Rony</text:h>
      <text:p text:style-name="P10">In the scenario that rexx.exe is used to run the program (which then<text:line-break/>fails), no RexxCreateInterpreter() is carried out by BSF4Rexx.</text:p>
      <text:h text:style-name="P4" text:outline-level="2"><text:soft-page-break/>Rony</text:h>
      <text:p text:style-name="P11">Finally could trace this down and come by that problem. However, it has</text:p>
      <text:p text:style-name="P11">nothing to do with AttachThread() and DetachThread()!</text:p>
      <text:p text:style-name="P11"> </text:p>
      <text:p text:style-name="P11">The following happens: rexx.exe runs a rexx script which loads BSF4Rexx</text:p>
      <text:p text:style-name="P11">and then Java. This will cause on the Java side the creation of another</text:p>
      <text:p text:style-name="P11">RexxInterpreterInstance in the same thread that does not get used at</text:p>
      <text:p text:style-name="P11">all, as upon return the current executing rexx scripts continues to run.</text:p>
      <text:p text:style-name="P11">Then, from this script calls to the external function BSF() occur, which</text:p>
      <text:p text:style-name="P11">means that that function has a callContext availble for further</text:p>
      <text:p text:style-name="P11">processing (hence no need in this case to execute an AttachThread() and</text:p>
      <text:p text:style-name="P11">DetachThread()).</text:p>
      <text:p text:style-name="P11"> </text:p>
      <text:p text:style-name="P11">Not sure, whether this is a bug in the interpreter runtime. It seems</text:p>
      <text:p text:style-name="P11">that after creating a new Rexx interpreter instance that unused instance</text:p>
      <text:p text:style-name="P11">later interferes with the original Rexx interpreter instance?</text:p>
      <text:h text:style-name="P4" text:outline-level="2">Rick</text:h>
      <text:p text:style-name="P11">This is exactly the last scenario I described to you yesterday and you</text:p>
      <text:p text:style-name="P11">adamantly declared that RexxCreateInterpreter was not getting called.</text:p>
      <text:p text:style-name="P11">There is an association between a thread and the "top-most" thread</text:p>
      <text:p text:style-name="P11">context that is created on that thread. Once you call</text:p>
      <text:p text:style-name="P11">RexxCreateInterpreter on a given thread, you've created a new thread</text:p>
      <text:p text:style-name="P11">context and all legacy callbacks will map back to the the instance</text:p>
      <text:p text:style-name="P11">that is at the top of the call stack.</text:p>
      <text:p text:style-name="P11"> </text:p>
      <text:p text:style-name="P11">I see you have two choices for calls that involve this sort of nesting:</text:p>
      <text:p text:style-name="P11"> </text:p>
      <text:p text:style-name="P11">1) Spin off a thread that creates an interpreter instance and holds</text:p>
      <text:p text:style-name="P11">it active, then use AttachThread()/DetatchThread() on that instance</text:p>
      <text:p text:style-name="P11">for all of your callbacks.</text:p>
      <text:p text:style-name="P11">2) Since the first usage is initiated by Rexx code, just use the</text:p>
      <text:p text:style-name="P11">interpreter instance from the initial call context as your active</text:p>
      <text:p text:style-name="P11">instance.</text:p>
      <text:p text:style-name="P11"> </text:p>
      <text:p text:style-name="P11">The subsystem is doing exactly what it is supposed to be doing, but</text:p>
      <text:p text:style-name="P11">real care needs to be taken to appropriate use the created call</text:p>
      <text:p text:style-name="P11">contexts.</text:p>
      <text:h text:style-name="P4" text:outline-level="2">Rony</text:h>
      <text:p text:style-name="P11">O.K. Currently I am Terminate()-ing that instance again before returning</text:p>
      <text:p text:style-name="P11">from the Java initialization.</text:p>
      <text:p text:style-name="P11"> </text:p>
      <text:p text:style-name="P11">But then, when running the unloader I get a problem in that sending</text:p>
      <text:p text:style-name="P11">messages to a directory object causes an exception. That directory</text:p>
      <text:p text:style-name="P11">object is created in the loader, globally locked and should be cleaned,</text:p>
      <text:p text:style-name="P11">unlocked and freed in the unloader. Have to look yet further into this</text:p>
      <text:p text:style-name="P11">corner.</text:p>
      <text:h text:style-name="P4" text:outline-level="2"><text:soft-page-break/>Rick</text:h>
      <text:p text:style-name="P11">Note that you really have very limited ability to do anything in a</text:p>
      <text:p text:style-name="P11">package unloader. At this point, everything is shutting down. All of</text:p>
      <text:p text:style-name="P11">the instances have been cleaned up already and this is one of the very</text:p>
      <text:p text:style-name="P11">last steps in the process of cleaning thiings up. I doesn't surprise</text:p>
      <text:p text:style-name="P11">me that you might be having problems calling things in that state.</text:p>
      <text:h text:style-name="P1" text:outline-level="1">Questions ad Halt() and Terminate(), as well as RexxSetHalt()</text:h>
      <text:h text:style-name="P4" text:outline-level="2">Rony</text:h>
      <text:p text:style-name="P11">In the new APIs one is able to use the Rexx interpreter instance to<text:line-break/>issue a Halt() and/or Terminate(), which will halt/terminate all Rexx<text:line-break/>threads of that particular Rexx interpreter instance.<text:line-break/><text:line-break/>Question: is it possible that problems arise, if Halt() and Terminate()<text:line-break/>are not issued from the thread that created the Rexx interpreter instance?<text:line-break/><text:line-break/>Is it possible to learn whether any Rexx threads are still active,<text:line-break/>despite calls to Halt()?<text:line-break/><text:line-break/>What happens, if Terminate() returned and one still uses that Rexx<text:line-break/>interpreter instance afterwards? Is this safely possible?<text:line-break/><text:line-break/>---<text:line-break/><text:line-break/>Can RexxSetHalt(pid, tid) and RexxSetHalt(pid, 0) still be safely used?</text:p>
      <text:h text:style-name="P4" text:outline-level="2">Rick</text:h>
      <text:p text:style-name="P11">Terminate() does not terminate threads, it terminates the interpreter<text:line-break/>instance.  The termination call can only be made on the original<text:line-break/>thread that created the interpreter instance and will wait for any<text:line-break/>other threads to terminate before shutting down the instance.<text:line-break/><text:line-break/>Halt() can be issued from any thread, and does not even require an<text:line-break/>AttachThread() call since it is a method of the instance context.<text:line-break/><text:line-break/>There's no way to determine if there are any threads active on the<text:line-break/>instance, and I really doubt it is safely possible.<text:line-break/><text:line-break/>The legacy APIs can be used, but I really don't recommend their usage.<text:line-break/> They really just map down into the appropriate Halt() calls.</text:p>
      <text:p text:style-name="P11"/>
      <text:h text:style-name="P4" text:outline-level="2">Rony</text:h>
      <text:p text:style-name="Standard"><text:span text:style-name="T1">O.K.: studying a use case from a BSF4Rexx user who uses Java multithreading to dispatch Rexx scripts: from debug output I can see that the Terminate() is called on another thread than the one that carried out the RexxCreateInterpreter(). Terminate() seems to return immediately.<text:line-break/><text:line-break/>This is done twice in that Java program. The first thread with running a Rexx program is halted with RexxSetHalt(pid, "0") followed by a Terminate(), whereas the second thread is halted with "Halt()", followed by a Terminate(). <text:line-break/><text:line-break/>Then, when all Rexx programs started on different Java threads ended (judged by the output they produce with SAY), the Java side still seems to wait on Rexx to finish (after the last </text:span><text:soft-page-break/><text:span text:style-name="T1">thread's Rexx program ran). <text:line-break/><text:line-break/></text:span>Questions:</text:p>
      <text:list xml:id="list36137532" text:style-name="WW8Num1">
        <text:list-item>
          <text:p text:style-name="P18">Shall I prevent calls to Terminate() if issued on the wrong thread?</text:p>
        </text:list-item>
        <text:list-item>
          <text:p text:style-name="P19">Should the Rexx interpreter instance indicate success or failure of Terminate(), currently it is defined to return void ?</text:p>
        </text:list-item>
        <text:list-item>
          <text:p text:style-name="P19">Could it be that given the above scenario, that the Rexx runtime gets into a state where it waits? If so, how could one prevent that to happen or, alternatively, how to forcefully end a Rexx instance?</text:p>
        </text:list-item>
        <text:list-item>
          <text:p text:style-name="P20">How could RexxSetHalt(pid, 0) ("halt all running Rexx threads", assuming that "all" means "of all interpreter instances") be expressed with the new APIs?</text:p>
        </text:list-item>
      </text:list>
      <text:h text:style-name="P1" text:outline-level="1">ForwardMessage</text:h>
      <text:p text:style-name="Standard"><text:a xlink:type="simple" xlink:href="http://sourceforge.net/mailarchive/forum.php?thread_name=5d74c5720812211629ld7d4077j8113672a3a4d234c%40mail.gmail.com&amp;forum_name=oorexx-devel"><text:span text:style-name="Internet_20_link"><text:span text:style-name="T1">http://sourceforge.net/mailarchive/forum.php?thread_name=5d74c5720812211629ld7d4077j8113672a3a4d234c%40mail.gmail.com&amp;forum_name=oorexx-devel</text:span></text:span></text:a></text:p>
      <text:p text:style-name="P11"> </text:p>
      <text:p text:style-name="P11">Hi Rick<text:line-break/><text:line-break/>When you get a chance, could you provide a little information on how<text:line-break/>to use the ForwardMessage() API.<text:line-break/><text:line-break/>I'm assuming, it allows you do the same thing as a forward keyword<text:line-break/>instruction would. I'm thinking something like:<text:line-break/><text:line-break/>RexxObjectPtr result = context-&gt;ForwardMessage(RexxObjectPtr o,<text:line-break/>CSTRING s, RexxClassObject c, RexxArrayObject a)<text:line-break/><text:line-break/>where you decide if you want to continue form that point, or just<text:line-break/>return result?<text:line-break/><text:line-break/>The array object would be the args, after you manipulated them how and<text:line-break/>if you wanted to.<text:line-break/><text:line-break/>The class object would be the super class over-ride. NULLOBJECT for none?<text:line-break/><text:line-break/>The CSTRING would be the message name. "" for no message name change?<text:line-break/><text:line-break/>The RexxObjectPtr would be the TO option. NULLOBJECT for self? Or<text:line-break/>explicitly a self?<text:line-break/><text:line-break/>I'll try fooling with it some to see if I can figure it out. But, I'm<text:line-break/>not sure if what I'm thinking to do would work anyway, so it would be<text:line-break/>nice to know whether or not I am using the API correctly or not. Sort<text:line-break/>of like when I was using FindClass() when it was not intended for what<text:line-break/>I wanted to do to begin with and needed to be using<text:line-break/>FindContextClass().<text:line-break/><text:line-break/>--<text:line-break/>Mark Miesfeld </text:p>
      <text:p text:style-name="P11"> </text:p>
      <text:p text:style-name="Standard"><text:a xlink:type="simple" xlink:href="http://sourceforge.net/mailarchive/message.php?msg_name=5d74c5720812211629ld7d4077j8113672a3a4d234c%40mail.gmail.com"><text:span text:style-name="Internet_20_link"><text:span text:style-name="T1">http://sourceforge.net/mailarchive/message.php?msg_name=5d74c5720812211629ld7d4077j8113672a3a4d234c%40mail.gmail.com</text:span></text:span></text:a></text:p>
      <text:p text:style-name="P11"> </text:p>
      <text:p text:style-name="Standard"><text:span text:style-name="T1">Following up on myself, I did get the ForwardMessage() API to do<text:line-break/>exactly what I want. This code:<text:line-break/><text:line-break/>::method getListControl unguarded external "LIBRARY oodialog<text:line-break/>advCtrl_getListControl"<text:line-break/><text:line-break/><text:line-break/></text:span><text:soft-page-break/><text:span text:style-name="T1">RexxMethod2(RexxObjectPtr, advCtrl_getListControl, ARGLIST, args, OSELF, self)<text:line-break/>{<text:line-break/>contex-&gt;ArrayPut(args, c-&gt;String("LC"), 3);<text:line-break/><text:line-break/>RexxObjectPtr result = c-&gt;ForwardMessage(NULLOBJECT, "GetControl",<text:line-break/>NULLOBJECT, args);<text:line-break/><text:line-break/>...<text:line-break/><text:line-break/>return result;<text:line-break/>}<text:line-break/><text:line-break/>Produces the exact same result as:<text:line-break/><text:line-break/>::method GetListControl unguarded<text:line-break/>arr = Arg(1,"A")<text:line-break/>arr[3] = "LC"<text:line-break/>forward message "GetControl" Arguments (arr) continue<text:line-break/>listControl = result<text:line-break/>...<text:line-break/>return listControl<text:line-break/><text:line-break/>That's way cool.<text:line-break/><text:line-break/>It still wouldn't hurt to have a little more info on the API. </text:span>&lt;grin&gt;<text:line-break/><text:line-break/>--<text:line-break/>Mark Miesfeld</text:p>
      <text:p text:style-name="Standard"> </text:p>
      <text:p text:style-name="Standard"><text:a xlink:type="simple" xlink:href="http://sourceforge.net/mailarchive/message.php?msg_name=33bd05330812220552m310407cen7fa83c68e0c49293%40mail.gmail.com"><text:span text:style-name="Internet_20_link">http://sourceforge.net/mailarchive/message.php?msg_name=33bd05330812220552m310407cen7fa83c68e0c49293%40mail.gmail.com</text:span></text:a></text:p>
      <text:p text:style-name="Standard"> </text:p>
      <text:p text:style-name="P11">FowardMessage() functions pretty much like the FORWARD CONTINUE<text:line-break/>instruction. You only need to specify the bits that you wish to<text:line-break/>override from the method call context you're in. Anything you don't<text:line-break/>will to override, pass NULLOBJECT (or NULL in the case of the message<text:line-break/>name). It sounds like you have things pretty much sorted out.<text:line-break/><text:line-break/>Rick</text:p>
      <text:p text:style-name="P11"> </text:p>
      <text:p text:style-name="Standard"><text:a xlink:type="simple" xlink:href="http://sourceforge.net/mailarchive/message.php?msg_name=5d74c5720812220712o4a2107d5n56230f516806bec5%40mail.gmail.com"><text:span text:style-name="Internet_20_link"><text:span text:style-name="T1">http://sourceforge.net/mailarchive/message.php?msg_name=5d74c5720812220712o4a2107d5n56230f516806bec5%40mail.gmail.com</text:span></text:span></text:a></text:p>
      <text:p text:style-name="P11"> </text:p>
      <text:p text:style-name="P11">Thanks Rick. You're right, I did end up getting things sorted out.<text:line-break/><text:line-break/>Not sure if I would have known to use NULL instead of "" for the<text:line-break/>message name though. But, since my first try was changing the message<text:line-break/>name that was okay.<text:line-break/><text:line-break/><text:soft-page-break/>--<text:line-break/>Mark Miesfeld</text:p>
      <text:p text:style-name="P11"> </text:p>
      <text:p text:style-name="Standard"><text:a xlink:type="simple" xlink:href="http://sourceforge.net/mailarchive/message.php?msg_name=33bd05330812220720n75acce8uef556619aa743cb3%40mail.gmail.com"><text:span text:style-name="Internet_20_link"><text:span text:style-name="T1">http://sourceforge.net/mailarchive/message.php?msg_name=33bd05330812220720n75acce8uef556619aa743cb3%40mail.gmail.com</text:span></text:span></text:a></text:p>
      <text:p text:style-name="P11"> </text:p>
      <text:p text:style-name="P11">"" is a valid message name...that's the "abuttal operator" message.<text:line-break/><text:line-break/>Rick</text:p>
      <text:h text:style-name="P1" text:outline-level="1">ForwardMessage, still confused</text:h>
      <text:h text:style-name="P4" text:outline-level="2">Mark</text:h>
      <text:p text:style-name="Standard"><text:span text:style-name="T1">I'm not quite sure about the 3rd argument to ForwardMessage().<text:line-break/><text:line-break/>The doc says: The class scope used to locate the method. If NULL, this<text:line-break/>will be an unscoped method call.<text:line-break/><text:line-break/>Take this example (abbreviated.)<text:line-break/><text:line-break/>::class BaseDialog subclass PlainBaseDialog<text:line-break/><text:line-break/>::class UserDialog subclass BaseDialog<text:line-break/><text:line-break/>::method init<text:line-break/><text:line-break/> forward class (super) arguments (newArgs) continue<text:line-break/><text:line-break/>So to convet that in the native API, ...?  I started with<text:line-break/><text:line-break/>RexxMethodX( ... SUPER, super ..)<text:line-break/><text:line-break/>RexxObjectPtr result = c-&gt;ForwardMessage(super, NULL, NULL, newArgs);<text:line-break/><text:line-break/>because, well it feels to me like I'm forwarding the message to the<text:line-break/>super.  But, I guess that is wrong and it should really be:<text:line-break/><text:line-break/>RexxObjectPtr result = c-&gt;ForwardMessage(NULL, NULL, super, newArgs);<text:line-break/><text:line-break/>Because super is class scope, not the object the message is forwarded<text:line-break/>to.  </text:span>Is that correct?<text:line-break/><text:line-break/>What does an "unscoped method" mean?</text:p>
      <text:h text:style-name="Heading_20_2" text:outline-level="2">Rick</text:h>
      <text:p text:style-name="P12">RexxMethodX( ... SUPER, super ..)<text:line-break/>RexxObjectPtr result = c-&gt;ForwardMessage(super, NULL, NULL, newArgs);</text:p>
      <text:p text:style-name="P11"/>
      <text:p text:style-name="P11">No, this is equivalent to<text:line-break/> forward TO(super) arguments (newArgs)<text:line-break/>You changed the target of the message send, not the scoping.</text:p>
      <text:p text:style-name="P11"/>
      <text:p text:style-name="P11"/>
      <text:p text:style-name="P12">RexxObjectPtr result = c-&gt;ForwardMessage(NULL, NULL, super, newArgs);</text:p>
      <text:p text:style-name="P11">Yes, this is the correct variation.</text:p>
      <text:p text:style-name="P11"/>
      <text:p text:style-name="P11"/>
      <text:p text:style-name="P16">What does an "unscoped method" mean?</text:p>
      <text:p text:style-name="P11"><text:soft-page-break/>That is your ordinary method call.  Using just straight message syntax,<text:line-break/>self~init<text:line-break/>performs the lookup using the merged method dictionary for the target<text:line-break/>object.  A scoped method call is something like this:<text:line-break/><text:line-break/>self~init:super<text:line-break/><text:line-break/>Which begins the lookup using the method dictionary of the immediate<text:line-break/>superclass of the object.  Note that "SUPER" is just an ordinary<text:line-break/>variable here.  If the target method is one implemented by a mixin<text:line-break/>class, you can specify that class as the starting lookup scope.</text:p>
      <text:h text:style-name="Heading_20_1" text:outline-level="1"><text:span text:style-name="T1"> </text:span><text:span text:style-name="T1">RexxMethodContext versus RexxThreadContext</text:span></text:h>
      <text:p text:style-name="Standard"><text:a xlink:type="simple" xlink:href="http://sourceforge.net/mailarchive/message.php?msg_name=5d74c5720808090855n79505ed8w94999321842dd9ab%40mail.gmail.com"><text:span text:style-name="Internet_20_link"><text:span text:style-name="T1">http://sourceforge.net/mailarchive/message.php?msg_name=5d74c5720808090855n79505ed8w94999321842dd9ab%40mail.gmail.com</text:span></text:span></text:a></text:p>
      <text:p text:style-name="P11"> </text:p>
      <text:p text:style-name="P11">I noticed that in OLEObject you often, but not always, pass the<text:line-break/>RexxThreadContext pointer to nested functions rather than the<text:line-break/>RexxMethodContext pointer.<text:line-break/><text:line-break/>I think the purpose for that is to save an extra level of indirection.<text:line-break/><text:line-break/>Where a call to most of the RexxMethodContext methods ends up being a<text:line-break/>call to the RexxThreadContext method:<text:line-break/><text:line-break/>RexxMethodContext *context<text:line-break/>...<text:line-break/>context-&gt;StringGet()<text:line-break/><text:line-break/>is actually<text:line-break/><text:line-break/>context-&gt;threadContext-&gt;StringGet()<text:line-break/><text:line-break/>So, my theory goes, if you are going to pass a pointer to a nested<text:line-break/>function, you might as well pass the thread context pointer directly<text:line-break/>and save that extra level of indirection.<text:line-break/><text:line-break/>But then I noticed that you had only done it sometimes. Are there<text:line-break/>some subtleties here that I am missing?<text:line-break/><text:line-break/>--<text:line-break/>Mark Miesfeld </text:p>
      <text:p text:style-name="P11"> </text:p>
      <text:p text:style-name="Standard"><text:a xlink:type="simple" xlink:href="http://sourceforge.net/mailarchive/message.php?msg_name=33bd05330808090905y2e935e0cu52c77f3415e255c5%40mail.gmail.com"><text:span text:style-name="Internet_20_link"><text:span text:style-name="T1">http://sourceforge.net/mailarchive/message.php?msg_name=33bd05330808090905y2e935e0cu52c77f3415e255c5%40mail.gmail.com</text:span></text:span></text:a></text:p>
      <text:p text:style-name="P11"> </text:p>
      <text:p text:style-name="P11">Well, it wasn't really an efficiency argument. There are places where<text:line-break/>some of the oleobject code is used where the calling context does not<text:line-break/>have a MethodContext pointer. For example, when handling events. In<text:line-break/>that situation, you do an AttachThread, which only gives you back a<text:line-break/>RexxThreadContext pointer because you are not executing in a method<text:line-break/>context at that time. The orxscript code in particular is dependent<text:line-break/>upon this behavior. This was never really an efficiency argument.<text:line-break/><text:line-break/>On other contexts, however, the full capability of the Method context<text:line-break/>is required. For example, SetObjectVariable() and GetObjectVariable()<text:line-break/>are only valid when called from a method context. In general, the<text:line-break/>RexxThreadContext should be used unless there is an explicit need for<text:line-break/>the extra stuff that a method context adds on.<text:line-break/><text:line-break/>Rick</text:p>
      <text:h text:style-name="P1" text:outline-level="1">Native API, call context, method context, ...</text:h>
      <text:h text:style-name="P4" text:outline-level="2">Mark</text:h>
      <text:p text:style-name="P11">Probably only Rick that can help on this, maybe someone else has some ideas.<text:line-break/><text:line-break/>In ooDialog there are some documented external functions that need to<text:line-break/>stay, because well they were documented.  &lt;grin&gt;<text:line-break/><text:line-break/>So, I started out to convert them to typed routines as part of my<text:line-break/>effort to use .Pointer for things like window handles, etc.  But, I<text:line-break/>have a whole lot of infrastructure code that is expecting<text:line-break/>RexxMethodContext *, instead of RexxCallContext *.<text:line-break/><text:line-break/>Rather than write a bunch of duplicate infrastructure code that that<text:line-break/>takes a call context pointer, I thought I would implement some of the<text:line-break/>public routines as a class method of a class and then in the routine<text:line-break/>just delagate to the class.  Something like this:<text:line-break/><text:line-break/>::class 'FileNameDialog' public<text:line-break/>::method get class external "LIBRARY oodialog fnDlg_get_cls"<text:line-break/>...<text:line-break/>::routine fileNameDialog public<text:line-break/> return .FileNameDialog~get(arg(1, 'A'))<text:line-break/><text:line-break/>Well, Rick will probably see right away that that wouldn't work.  I<text:line-break/>had to actually do it to see the problem.  The fileNameDialog()<text:line-break/>routine has about 8 optional arguments and I thought sending the<text:line-break/>argument array to the ~get() method would give me the arguments.<text:line-break/><text:line-break/>It doesn't of course, I just get one argument, an array.<text:line-break/><text:line-break/>There are a number of fixes of course, I can just implement it as a<text:line-break/>typed routine and try to keep the duplicate code to a minimum.<text:line-break/><text:line-break/>But, I'm wondering if there is any way in Rexx to get the argument<text:line-break/>array and send it on to the FileNameDialog~get()?<text:line-break/><text:line-break/>Also, Rick has a RFE: Add CALL support to FORWARD  I'm curious about<text:line-break/>that, but don't think it would help here anyway.  I don't think it is<text:line-break/>support to forward from a routine to a method, or is it?</text:p>
      <text:h text:style-name="P4" text:outline-level="2">Rick</text:h>
      <text:p text:style-name="P11">Well, I'll answer the question you're actually asking, but then I'll<text:line-break/>give you a better option.<text:line-break/><text:line-break/>One of the new additions to 4.0 was a sendWith() method, so you can use<text:line-break/><text:line-break/>.FileNameDialog~sendWith("GET", arg(1, 'A'))<text:line-break/><text:line-break/><text:soft-page-break/>will give ou what you want.<text:line-break/><text:line-break/>However, there's another option.  I suspect many of the untility<text:line-break/>routines you've written actually require a RexxThreadContext rather<text:line-break/>than a RexxMethodContext.  Both the method context and the call<text:line-break/>context have an embedded thread context pointer.  If your utility<text:line-break/>toutines don't require any of the methods that are unique to a method<text:line-break/>context, then you can pass the RexxThreadContext pointer instead to<text:line-break/>have common routines.</text:p>
      <text:h text:style-name="P1" text:outline-level="1">Removing the table APIs from the API set.</text:h>
      <text:p text:style-name="Standard"><text:a xlink:type="simple" xlink:href="http://sourceforge.net/mailarchive/message.php?msg_name=33bd05330809260740m10f26163vea8ecff79a513ffd%40mail.gmail.com"><text:span text:style-name="Internet_20_link"><text:span text:style-name="T1">http://sourceforge.net/mailarchive/message.php?msg_name=33bd05330809260740m10f26163vea8ecff79a513ffd%40mail.gmail.com</text:span></text:span></text:a></text:p>
      <text:p text:style-name="P11"> </text:p>
      <text:p text:style-name="P11">The exercise of writing test cases for the various APIs was an<text:line-break/>interesting process, as it gave me the opportunity to reassess whether<text:line-break/>APIs belonged in the set and also pointed out some holes where<text:line-break/>additional APIs should be provided.<text:line-break/><text:line-break/>In the process of doing this, I started to question whether the Table<text:line-break/>set of APIs even belong on the list. The initial list of APIs was<text:line-break/>created be drawing upon the old (non-documented) internal object API<text:line-break/>augmented by my best guess on what additional operations might be<text:line-break/>needed. As things progressed, I've eliminated a few of the old API<text:line-break/>holdovers because they didn't really provide any added value or<text:line-break/>overlapped with other means of doing the same things. NewObject() and<text:line-break/>NewInteger() are two examples.<text:line-break/><text:line-break/>One rule of thumb I've started applying to the APIs is to recognize<text:line-break/>that most of the operations in the APIs can be accomplished using the<text:line-break/>generic SendMessage() API call. However, the API versions make it<text:line-break/>easier (and more efficient) for the C programmer. for example,<text:line-break/>ArrayAt() allows a size_t value to be specified for the array index<text:line-break/>rather than require the size be converted to a Rexx object first,<text:line-break/>which would be the case if you had to use SendMessage().<text:line-break/><text:line-break/>If you apply that rule of thumb to the table APIs (TablePut(),<text:line-break/>TableAt(), TableRemove(), NewTable(), and IsTable()), the only one of<text:line-break/>these that doesn't map directly into a SendMessage() call is<text:line-break/>IsTable(), and that one is only required because we have the other<text:line-break/>set. I'm proposing that these APIs and the associated RexxTableObject<text:line-break/>type be removed from the API set because there's no real added value<text:line-break/>to having these APIs.<text:line-break/><text:line-break/>Rick </text:p>
      <text:p text:style-name="P11"> </text:p>
      <text:p text:style-name="Standard"><text:a xlink:type="simple" xlink:href="http://sourceforge.net/mailarchive/message.php?msg_name=5d74c5720809260857y65e02025g10cf1d2df139c232%40mail.gmail.com"><text:span text:style-name="Internet_20_link"><text:span text:style-name="T1">http://sourceforge.net/mailarchive/message.php?msg_name=5d74c5720809260857y65e02025g10cf1d2df139c232%40mail.gmail.com</text:span></text:span></text:a></text:p>
      <text:p text:style-name="P11"> </text:p>
      <text:p text:style-name="P11">I've been watching your test cases and interleaving commits to the<text:line-break/>interpreter and could see that was what you were doing. &lt;grin&gt;<text:line-break/><text:line-break/>&gt; In the process of doing this, I started to question whether the Table<text:line-break/>&gt; set of APIs even belong on the list.<text:line-break/><text:line-break/>I like the ability to use Table objects in the external methods /<text:line-break/>functions rather than stems. I especially like being able to return a<text:line-break/>Table object.<text:line-break/><text:line-break/><text:soft-page-break/>However, if you think using SendMessage is just as efficient in the C<text:line-break/>/ C++ code, then removing the Table APIs seems fine to me.<text:line-break/><text:line-break/>What happens when you are returning a Table object from a API method?<text:line-break/>It would be returned as a RexxObject. Would it just then work as<text:line-break/>expected in the Rexx code? Is that less efficient?<text:line-break/><text:line-break/>--<text:line-break/>Mark Miesfeld </text:p>
      <text:p text:style-name="P11"> </text:p>
      <text:p text:style-name="Standard"><text:a xlink:type="simple" xlink:href="http://sourceforge.net/mailarchive/message.php?msg_name=33bd05330810041559r429d5c58s2ec72ae8b9a15a72%40mail.gmail.com"><text:span text:style-name="Internet_20_link"><text:span text:style-name="T1">http://sourceforge.net/mailarchive/message.php?msg_name=33bd05330810041559r429d5c58s2ec72ae8b9a15a72%40mail.gmail.com</text:span></text:span></text:a></text:p>
      <text:p text:style-name="P11"> </text:p>
      <text:p text:style-name="P11">I think in the places where you were returning a table object, a<text:line-break/>directory object is really the more appropriate choice. In general,<text:line-break/>if all of your keys are strings, a directory would be preferred over a<text:line-break/>table...and using a directory from the APIs is more efficient<text:line-break/>generally since you can use CSTRING arguments for the keys.<text:line-break/><text:line-break/>&gt;<text:line-break/>&gt; However, if you think using SendMessage is just as efficient in the C<text:line-break/>&gt; / C++ code, then removing the Table APIs seems fine to me.<text:line-break/><text:line-break/>What really counts is the number of times you have to cross the<text:line-break/>external/internal boundary. Since the number of SendMessage() calls<text:line-break/>is the same, and what you do with the arguments is the same, the<text:line-break/>efficiency is basically the same. contrast this with something like<text:line-break/>ArrayAt(), where you are able to directly pass in the array index as a<text:line-break/>binary value rather than creating an object from the number, calling<text:line-break/>SendMessage() so that the interpreter can turn that object back into a<text:line-break/>binary index. The API allows you to cut a few corners.<text:line-break/><text:line-break/>&gt;<text:line-break/>&gt; What happens when you are returning a Table object from a API method?<text:line-break/>&gt; It would be returned as a RexxObject. Would it just then work as<text:line-break/>&gt; expected in the Rexx code? Is that less efficient?<text:line-break/><text:line-break/>Yes, just return it is as a RexxObjectPtr. There is no loss in<text:line-break/>efficiency. In fact, any of the specific types used as return types<text:line-break/>are handled by the same element in the switch statement.</text:p>
      <text:p text:style-name="P11"> </text:p>
      <text:p text:style-name="P11">Rick</text:p>
      <text:h text:style-name="P1" text:outline-level="1">Native API methods with no return value?</text:h>
      <text:p text:style-name="Standard"><text:a xlink:type="simple" xlink:href="http://sourceforge.net/mailarchive/message.php?msg_name=5d74c5720807231031g1d40d789p307212cff672771c%40mail.gmail.com"><text:span text:style-name="Internet_20_link"><text:span text:style-name="T1">http://sourceforge.net/mailarchive/message.php?msg_name=5d74c5720807231031g1d40d789p307212cff672771c%40mail.gmail.com</text:span></text:span></text:a></text:p>
      <text:p text:style-name="P11"> </text:p>
      <text:p text:style-name="P11">If you have a method that has no return when using the native API,<text:line-break/>what should you do? I think return .nil, or even return int 0, but<text:line-break/>wondered if you had something better in mind.<text:line-break/><text:line-break/>In particular I wanted to use a method for this:<text:line-break/><text:line-break/>::method "state=" external "LIBRARY oodialog bc_setState"<text:line-break/><text:line-break/>I'm not sure if there are any consequences of returning something for<text:line-break/>an equals method.<text:line-break/><text:line-break/>--<text:line-break/>Mark Miesfeld </text:p>
      <text:p text:style-name="P11"> </text:p>
      <text:p text:style-name="Standard"><text:a xlink:type="simple" xlink:href="http://sourceforge.net/mailarchive/message.php?msg_name=33bd05330807231039k1895f4d0w3601f10fe3dbc216%40mail.gmail.com"><text:span text:style-name="Internet_20_link"><text:span text:style-name="T1">http://sourceforge.net/mailarchive/message.php?msg_name=33bd05330807231039k1895f4d0w3601f10fe3dbc216%40mail.gmail.com</text:span></text:span></text:a></text:p>
      <text:p text:style-name="P11"> </text:p>
      <text:p text:style-name="P11">If you want to return nothing, then declare the return type as<text:line-break/>RexxObjectPtr and return NULLOBJECT. This will only raise an error if<text:line-break/>the method is used in an expression context. For example,<text:line-break/><text:line-break/>say x~'STATE='(1)<text:line-break/><text:line-break/>Would return raise an error, but<text:line-break/><text:line-break/>x~state=1<text:line-break/><text:line-break/>would not.<text:line-break/><text:line-break/>A VOID return type just didn't work real well with the macro<text:line-break/>expansions, so the routines/methods had to have some minimal return<text:line-break/>type defined.<text:line-break/><text:line-break/>One possibility I considered (ok, actually, I just thought it up) is<text:line-break/>having a type like NORETURNVALUE that could only be specified as a<text:line-break/>return value (not an argument). You'd still need to have some sort of<text:line-break/>return (mapped to an int maybe), but then the runtime would always<text:line-break/>force this to be a return-value free situation. That would allow you<text:line-break/>to be more explicit that the method does not really return a value.<text:line-break/><text:line-break/>Rick</text:p>
      <text:h text:style-name="P1" text:outline-level="1">Arg validation in the native API</text:h>
      <text:p text:style-name="Standard"><text:a xlink:type="simple" xlink:href="http://sourceforge.net/mailarchive/message.php?msg_name=5d74c5720807210518w49b118b0me2c63c8792f4c7d2%40mail.gmail.com"><text:span text:style-name="Internet_20_link"><text:span text:style-name="T1">http://sourceforge.net/mailarchive/message.php?msg_name=5d74c5720807210518w49b118b0me2c63c8792f4c7d2%40mail.gmail.com</text:span></text:span></text:a></text:p>
      <text:p text:style-name="P11"> </text:p>
      <text:p text:style-name="P11">Rick,<text:line-break/><text:line-break/>I'm having problems with the arg validation for the uint32_t type in<text:line-break/>the new API. From some comments in the code as I traced the problem,<text:line-break/>it seems as though you expect it to work. I have this declaration:<text:line-break/><text:line-break/>RexxMethod4(RexxObjectPtr, pbc_setBarColor, OSELF, self, uint32_t, r,<text:line-break/>OPTIONAL_uint8_t, g, OPTIONAL_uint8_t, b)<text:line-break/><text:line-break/>And get the following error. (In the C++ code I print out the value<text:line-break/>of CLR_DEFAULT as signed and unsigned, that's where the CLR_DEFAULT=<text:line-break/>line is coming from. Then the rest is the error.):<text:line-break/><text:line-break/>CLR_DEFAULT=-16777216 4278190080<text:line-break/>106 *-* curPB~backgroundColor(.DlgUtil~colorRef("DEFAULT"))<text:line-break/>2637 *-* self~InitDialog<text:line-break/>590 *-* if self~startit(icon, nomodal) \= 0<text:line-break/>55 *-* rc = MyDialog~Execute("SHOWTOP")<text:line-break/>Error 88: Invalid argument<text:line-break/>Error 88.903: Argument 1 must be a whole number; found "-16777216"<text:line-break/><text:line-break/>You have this comment in Numerics.cpp:<text:line-break/><text:line-break/>// the digits setting used internally for function/method arguments to allow<text:line-break/>// for the full binary value range<text:line-break/>stringsize_t Numerics::ARGUMENT_DIGITS = ((stringsize_t)9);<text:line-break/><text:line-break/>But, even when I temporarily changed that to ((stringsize_t)10) I<text:line-break/>still get the error. Since that is drifting off into one of the many<text:line-break/>areas in the interpreter that I am hazy on, I thought I'd run it by<text:line-break/>you.<text:line-break/><text:line-break/>--<text:line-break/>Mark Miesfeld. </text:p>
      <text:p text:style-name="P11"> </text:p>
      <text:p text:style-name="Standard"><text:a xlink:type="simple" xlink:href="http://sourceforge.net/mailarchive/message.php?msg_name=33bd05330807210621g4f8380ffwb9cffdaa1e7c3fa5%40mail.gmail.com"><text:span text:style-name="Internet_20_link"><text:span text:style-name="T1">http://sourceforge.net/mailarchive/message.php?msg_name=33bd05330807210621g4f8380ffwb9cffdaa1e7c3fa5%40mail.gmail.com</text:span></text:span></text:a></text:p>
      <text:p text:style-name="P11"> </text:p>
      <text:p text:style-name="P11">Mark,<text:line-break/><text:line-break/>I think I spotted the problem. The problem was with the unint32_t<text:line-break/>value as a return value rather than passing it as an argument. The<text:line-break/>code had one of my typical "cut-and-paste" errors, where the value was<text:line-break/>getting cast to (wholenumber_t) rather than (stringsize_t), which<text:line-break/>caused the wrong conversion routine to get called. As a result, this<text:line-break/><text:soft-page-break/>was treated as a signed value, resulting in the negative number that<text:line-break/>got rejected when used as an argument. The error message also looks<text:line-break/>wrong, I'll take a look at fixing that up too.<text:line-break/><text:line-break/>Rick</text:p>
      <text:p text:style-name="P11"> </text:p>
      <text:p text:style-name="Standard"><text:a xlink:type="simple" xlink:href="http://sourceforge.net/mailarchive/message.php?msg_name=5d74c5720807211437m110c221fxebf709d1e15ff157%40mail.gmail.com"><text:span text:style-name="Internet_20_link"><text:span text:style-name="T1">http://sourceforge.net/mailarchive/message.php?msg_name=5d74c5720807211437m110c221fxebf709d1e15ff157%40mail.gmail.com</text:span></text:span></text:a></text:p>
      <text:p text:style-name="P11"> </text:p>
      <text:p text:style-name="P11">Rick, somehow I missed this reply completely this morning. It brings<text:line-break/>up an interesting point ( interesting to me.)<text:line-break/><text:line-break/>I was working with the native Rexx methods over the weekend and it did<text:line-break/>not dawn on me that I could use the value types like CSTRING,<text:line-break/>wholenumber_t, int, etc., for the return value type. I've been<text:line-break/>returning RexxObjectPtr for every native method. And using<text:line-break/>context-&gt;xxx to create the return.<text:line-break/><text:line-break/>Now it seems perfectly obvious to me (after reading your sentence<text:line-break/>&lt;grin&gt;) that you can use the value types to specify a different return<text:line-break/>type, just as you can an arg type. The light bulb over the head<text:line-break/>cartoon.<text:line-break/><text:line-break/>So instead of this<text:line-break/><text:line-break/>RexxMethod2(RexxObjectPtr, pbc_setStep, OSELF, self, OPTIONAL_int32_t, newStep)<text:line-break/>{<text:line-break/>...<text:line-break/>int previous = (int)SendMessage(hwnd, PBM_SETSTEP, newStep, 0);<text:line-break/>return context-&gt;NumberToObject(previous);<text:line-break/><text:line-break/>I could be doing this:<text:line-break/><text:line-break/>RexxMethod2(int, pbc_setStep, OSELF, self, OPTIONAL_int32_t, newStep)<text:line-break/>{<text:line-break/>...<text:line-break/>return (int)SendMessage(hwnd, PBM_SETSTEP, newStep, 0);<text:line-break/><text:line-break/>Much better. Is it more efficient to have the interpreter kernel do<text:line-break/>the conversion rather than using context-&gt;NumberToObject()? Seems<text:line-break/>like it might be. It would certainly reduce the amount of code in the<text:line-break/>external function DLL slightly. Which could add up if there a large<text:line-break/>number of external functions in the DLL.<text:line-break/><text:line-break/>The design of the new API is looking pretty good the more I dig into it.<text:line-break/><text:line-break/>--<text:line-break/>Mark Miesfeld </text:p>
      <text:p text:style-name="P11"> </text:p>
      <text:p text:style-name="Standard"><text:soft-page-break/><text:a xlink:type="simple" xlink:href="http://sourceforge.net/mailarchive/message.php?msg_name=33bd05330807211456w19b6e37bi6ada8d057ab37eab%40mail.gmail.com"><text:span text:style-name="Internet_20_link"><text:span text:style-name="T1">http://sourceforge.net/mailarchive/message.php?msg_name=33bd05330807211456w19b6e37bi6ada8d057ab37eab%40mail.gmail.com</text:span></text:span></text:a></text:p>
      <text:p text:style-name="P11"> </text:p>
      <text:p text:style-name="P11">Yes, it is definitely more efficient to allow the runtime to do the<text:line-break/>conversion for you than to create the object yourself and return it,<text:line-break/>for a couple of reasons. To start with, any of the API calls that are<text:line-break/>going to hit the overhead of obtaining/releasing the synchronization<text:line-break/>locks whenever you cross from external code to internal code.<text:line-break/>Secondly, the object you end up creating will need to be protected<text:line-break/>from garbage collection while your code is active, so a reference to<text:line-break/>it will need to be stored in a special table until your code returns.<text:line-break/>Returning the value directly eliminates all of that overhead, and has<text:line-break/>the additional side effect of making your code smaller and easier to<text:line-break/>understand. There are no downsides to doing this!<text:line-break/><text:line-break/>Rick</text:p>
      <text:p text:style-name="P11"> </text:p>
      <text:p text:style-name="Standard"><text:a xlink:type="simple" xlink:href="http://sourceforge.net/mailarchive/message.php?msg_name=5d74c5720807211513i4eab33b3md5e3a681278c1082%40mail.gmail.com"><text:span text:style-name="Internet_20_link"><text:span text:style-name="T1">http://sourceforge.net/mailarchive/message.php?msg_name=5d74c5720807211513i4eab33b3md5e3a681278c1082%40mail.gmail.com</text:span></text:span></text:a></text:p>
      <text:p text:style-name="P11"> </text:p>
      <text:p text:style-name="P11">What about returning a string? Say in this case:<text:line-break/><text:line-break/>TCHAR buf[64];<text:line-break/>...<text:line-break/>DWORD range = (DWORD)SendMessage(hwnd, PBM_SETRANGE32, min, max);<text:line-break/>_snprintf(buf, sizeof(buf), "%d %d", LOWORD(range), HIWORD(range));<text:line-break/><text:line-break/>return context-&gt;NewStringFromAsciiz(buf);<text:line-break/><text:line-break/>You can't return buf obviously, it's local storage. It would seem if<text:line-break/>I malloc'd a buffer, the interpreter kernel wouldn't know to free it.<text:line-break/><text:line-break/>So, in this case creating a new string object is the best thing to do?<text:line-break/><text:line-break/>--<text:line-break/>Mark Miesfeld </text:p>
      <text:p text:style-name="P11"> </text:p>
      <text:p text:style-name="Standard"><text:a xlink:type="simple" xlink:href="http://sourceforge.net/mailarchive/message.php?msg_name=33bd05330807211521v176e4bafv5b3233a13524f99%40mail.gmail.com"><text:span text:style-name="Internet_20_link"><text:span text:style-name="T1">http://sourceforge.net/mailarchive/message.php?msg_name=33bd05330807211521v176e4bafv5b3233a13524f99%40mail.gmail.com</text:span></text:span></text:a></text:p>
      <text:p text:style-name="P11"> </text:p>
      <text:p text:style-name="P11">Yes, that's really the best you can do here. The only time you can<text:line-break/>really use a CSTRING as a return type is if you return a literal on<text:line-break/>all paths. That is,<text:line-break/><text:line-break/>return "NOTREADY";<text:line-break/><text:line-break/>would work fine.<text:line-break/><text:line-break/>Rick</text:p>
      <text:h text:style-name="P1" text:outline-level="1">The context class</text:h>
      <text:p text:style-name="Standard"><text:a xlink:type="simple" xlink:href="http://sourceforge.net/mailarchive/message.php?msg_name=33bd05330807180941i7175e7f3wf2b09cbf91541e0d%40mail.gmail.com"><text:span text:style-name="Internet_20_link"><text:span text:style-name="T1">http://sourceforge.net/mailarchive/message.php?msg_name=33bd05330807180941i7175e7f3wf2b09cbf91541e0d%40mail.gmail.com</text:span></text:span></text:a></text:p>
      <text:p text:style-name="P11"> </text:p>
      <text:p text:style-name="P11">We had a discussion a while back about the adding an implementation of<text:line-break/>a class that will retrieve the current execution context via the<text:line-break/>environment variable .CONTEXT. This now implemented in trunk, and<text:line-break/>here's the initial set of things I allow you to access via .CONTEXT:<text:line-break/><text:line-break/>- package This is the package object that contains the currently<text:line-break/>executing "thing" (method or routine). The package object has a lot<text:line-break/>of capability within it for resolving packages, classes, routines,<text:line-break/>etc, as well as things like access to the source code for the package.<text:line-break/><text:line-break/>- executable The .Routine or .Method object that's currently<text:line-break/>executing. I'm welcome discussion about the "spelling" of this<text:line-break/>method, as I'm not completely sure I like EXECUTABLE. We need<text:line-break/>something that can capture that this can be either a method or a<text:line-break/>routine.<text:line-break/><text:line-break/>- digits The current context digits setting<text:line-break/>- form The current numeric form<text:line-break/>- fuzz The current numeric fuzz<text:line-break/>- args Retrieves the arguments used to invoke this context, as an array<text:line-break/></text:p>
      <text:p text:style-name="P11">- condition Retrieves the current condition object for this context.<text:line-break/>Returns .nil if nothing has been trapped.<text:line-break/></text:p>
      <text:p text:style-name="P11">- variables Returns a supplier that allows iteration through all of<text:line-break/>the current variables. This only returns top-level variables (i.e.,<text:line-break/>simple variables and stems). Compound variables, of course, can be<text:line-break/>accessed by using stem object values associated with a stem variable.<text:line-break/><text:line-break/>Some notes.<text:line-break/><text:line-break/>1) Currently, these are "read-only" values. I'm not sure I'm<text:line-break/>prepared to start down the slipperly slope of allowing this object to<text:line-break/>be used to changes settings/variables. I'm not totally opposed to it,<text:line-break/>but I'm erring on the side of caution for now. This class makes it<text:line-break/>fairly easy to add those capabilities in the future if we decide this<text:line-break/>would be a good thing.<text:line-break/><text:line-break/>2) The object returned by .CONTEXT is only valid as long as the<text:line-break/>context it was retrieved from is active. Invoking any of the<text:line-break/>RexxContext methods will raise an error if that context has been<text:line-break/>terminated.<text:line-break/><text:line-break/>3) Similarly, RexxContext objects cannot be copied. The copy()<text:line-break/>method will also raise an error.<text:line-break/><text:soft-page-break/><text:line-break/>4) Adding new stuff to this is fairly easy. If you see a need for<text:line-break/>something, speak up (particularly something that's basically<text:line-break/>read-only....see note 1).<text:line-break/><text:line-break/>Rick </text:p>
      <text:p text:style-name="P11"> </text:p>
      <text:p text:style-name="Standard"><text:a xlink:type="simple" xlink:href="http://sourceforge.net/mailarchive/message.php?msg_name=33bd05330807181052r3ddeda84k1de0a64d7c7e4fd0%40mail.gmail.com"><text:span text:style-name="Internet_20_link"><text:span text:style-name="T1">http://sourceforge.net/mailarchive/message.php?msg_name=33bd05330807181052r3ddeda84k1de0a64d7c7e4fd0%40mail.gmail.com</text:span></text:span></text:a></text:p>
      <text:p text:style-name="P11"> </text:p>
      <text:p text:style-name="P11">You can pass a context object FORWARD, but never BACKWARD. Thus<text:line-break/><text:line-break/>call foo .context<text:line-break/><text:line-break/>will pass my context object to an entity I call, and it can retrieve<text:line-break/>information from it. For example,<text:line-break/>the variable dumper that Les demoed at the Symposium that required<text:line-break/>interpret to execute can be<text:line-break/>done much easier by doing<text:line-break/><text:line-break/>call variableDumper .context<text:line-break/><text:line-break/>The variableDumper routine can access the object via USE ARG just like<text:line-break/>any other object and retrieve<text:line-break/>the variables. However, you cannot do this:<text:line-break/><text:line-break/>return .context<text:line-break/><text:line-break/>As soon as the return executes, this context will "go stale", so any<text:line-break/>attempt on the part of the caller to<text:line-break/>use this will result in an error.</text:p>
      <text:p text:style-name="P11"> </text:p>
      <text:p text:style-name="P11">A lot of the methods implemented in the RexxCallContext API have<text:line-break/>directly analogs to what's available<text:line-break/>via .context. For example GetAllContextVariables() and<text:line-break/>GetContextDigits(). There were certain things that<text:line-break/>you could do from native code that you couldn't do from Rexx code. Of<text:line-break/>course, SetContextVariable() is still<text:line-break/>one place where there's a capability mismatch.<text:line-break/><text:line-break/>There's one other slippery slope I've sidestepped, and that's the<text:line-break/>ability to request access to your caller's<text:line-break/>context. There are a number of nasties that can occur if you try to<text:line-break/>do that, including opening some potential security<text:line-break/>holes. I see there's a big difference between deciding to give a<text:line-break/>called routine access to all of my variables vs. having it<text:line-break/>just decide to grab it.</text:p>
      <text:p text:style-name="P11">Rick</text:p>
      <text:h text:style-name="P1" text:outline-level="1">CMS/TSO Pipelines </text:h>
      <text:h text:style-name="P4" text:outline-level="2">James Johnson</text:h>
      <text:p text:style-name="P11">I have a library that implements CMS/TSO Piprlines support for the PC.<text:line-break/><text:line-break/>I have interfaced this library to ooRexx 4.0. To accomplish this I had <text:line-break/>to make so changes<text:line-break/>to the 4.0 beta.<text:line-break/><text:line-break/>1) The interface is thru a SubCom environment. I had to modify the <text:line-break/>subcom CommandHandler to<text:line-break/>pass a CallContext to the library entry point. Like the following:<text:line-break/><text:line-break/>__declspec(dllexport) RexxReturnCode REXXENTRY PipeSubCom(<text:line-break/>RexxCallContext *context,<text:line-break/>PCONSTRXSTRING Command, /* Command string passed from the <text:line-break/>caller */<text:line-break/>unsigned short *Flags, /* pointer too short for return of flags */<text:line-break/>PRXSTRING Retstr) /* pointer to RXSTRING for RC return */<text:line-break/><text:line-break/>This was necessary because the PipeLine library creates several <text:line-break/>threads to process the request.<text:line-break/>Thus the RexxVariablePool is not available to these new threads.<text:line-break/><text:line-break/>The RexxCallContext provides the needed access via <text:line-break/>GetContextVariable() and SetContextVariable().<text:line-break/><text:line-break/>Although for my testing purposes I did not do this, I think the <text:line-break/>best way to handle this<text:line-break/>would be to add a fourth optional parameter to the "RxSubCom <text:line-break/>Register" request.<text:line-break/>This optional parameter would specify the context to passed on a <text:line-break/>call to the subcom entry point. IE<text:line-break/>"rxsubcom register rxpipe rxpipe pipesubcom callcontext"<text:line-break/><text:line-break/>2) The user is able to write their own pipeline stages in Rexx. The <text:line-break/>pipeline invokes these stages via<text:line-break/>a new Rexx function "RexxStartSubCom". This routine is just <text:line-break/>RexxStart with an additional parameter.<text:line-break/>I had to add an additional parameter for a pointer to the pipeline <text:line-break/>context that the user stages is running<text:line-break/>under. I stored this pointer in the "LocalEnvironment" directory. <text:line-break/>The RexxCallContext has routines to<text:line-break/>access this directory. I am not particular where this pointer is <text:line-break/>stored as long as I have access to it.<text:line-break/>Also I am happy to use the new interface to invoke the user stages. <text:line-break/>This way just seemed easier for my<text:line-break/>testing purposes.<text:line-break/>This is my new RexxStartSubCom:<text:line-break/><text:soft-page-break/><text:line-break/>int REXXENTRY RexxStartSubCom (<text:line-break/>size_t, /* Num of args passed to rexx */<text:line-break/>PCONSTRXSTRING, /* Array of args passed to rex */<text:line-break/>const char *, /* [d:][path] filename[.ext] */<text:line-break/>PRXSTRING, /* Loc of rexx proc in memory */<text:line-break/>void *, /* SubCom context */<text:line-break/>const char *, /* ASCIIZ initial environment.*/<text:line-break/>int, /* type (command,subrtn,funct) */<text:line-break/>PRXSYSEXIT, /* SysExit env. names &amp; codes */<text:line-break/>short *, /* Ret code from if numeric */<text:line-break/>PRXSTRING ); /* Retvalue from the rexx proc */<text:line-break/><text:line-break/>typedef RexxReturnCode (REXXENTRY *PFNREXXSTARTSUBCOM)(size_t, <text:line-break/>PCONSTRXSTRING,<text:line-break/>const char *, PRXSTRING, void *, const char *, int, PRXSYSEXIT, <text:line-break/>short *, PRXSTRING);<text:line-break/><text:line-break/>#define REXXSTARTSUBCOM RexxStartSubCom<text:line-break/><text:line-break/>In ActivityDispather.hpp I changed the definition of<text:line-break/>"virtual void invoke(PRXSYSEXIT exits, const char *env);"<text:line-break/>to the following:<text:line-break/>virtual void invoke(PRXSYSEXIT exits, const char *env, <text:line-break/>void *subComContext);<text:line-break/><text:line-break/>Thus in my RexxStartSubCOm I have the following:<text:line-break/>arguments.invoke(exits, envname, subComContext);<text:line-break/><text:line-break/>I also changed the other occurrences of arguments.invoke() to be:<text:line-break/>arguments.invoke(exits, envname, NULL);<text:line-break/><text:line-break/>I modified the ActivityDispatcher::invoke() routine as follows:<text:line-break/>void ActivityDispatcher::invoke(PRXSYSEXIT exits, const char <text:line-break/>*env, void * subComContext)<text:line-break/>{<text:line-break/>// this creates a new instance to run under, with an active <text:line-break/>activity<text:line-break/>InstanceBlock instance(exits, env);<text:line-break/>if (subComContext) {<text:line-break/>RexxString *index = new_string("SubComContext");<text:line-break/>RexxPointer *ptr = new_pointer(subComContext);<text:line-break/>RexxDirectory *local = instance.instance-&gt;getLocal();<text:line-break/>local-&gt;put(ptr, index);<text:line-break/>}<text:line-break/>// go run the instance on the current activity<text:line-break/>instance.activity-&gt;run(*this);<text:line-break/>} <text:line-break/><text:line-break/><text:soft-page-break/><text:line-break/>Is there any chance of getting these changes into ooRexx 4.0? </text:p>
      <text:h text:style-name="P4" text:outline-level="2">Rony G. Flatscher</text:h>
      <text:p text:style-name="P11">please lookup "rexxpg.pdf", chapter 9, Rexx C++ Application Programming<text:line-break/>Interfaces.<text:line-break/><text:line-break/>There you will find the C++ APIs documented, and among the documentation<text:line-break/>you will find the new options and there the option named<text:line-break/>"DIRECT_ENVIRONMENTS" which supplies a context for the purpose you need.<text:line-break/>Chapter 9.13, Command Handler Interface, gives an example.<text:line-break/><text:line-break/>Instead of RexxStart() you would use RexxCreateInterpreter() and from a<text:line-break/>thread context something like "CallProgram(...)". The new type handler<text:line-break/>then will have the variable context available to it.<text:line-break/><text:line-break/>Therefore I think that no changes to the ooRexx 4.0 APIs are necessary<text:line-break/>to accomodate to your needs.</text:p>
      <text:h text:style-name="P4" text:outline-level="2">Rick</text:h>
      <text:p text:style-name="P11">The legacy-style APIs are being "retired" and will not be enhanced in<text:line-break/>the future. That API was one designed over 20 years ago specifically<text:line-break/>for OS/2 and unfortunately got propagated as standard which it was<text:line-break/>never intended to be. New APIs will be based on the API system.<text:line-break/><text:line-break/>The other bad news is using any of the new API callouts on any thread<text:line-break/>other than the one making the callout is not supported. Even if you<text:line-break/>get passed a RexxCallContext value, it's use on other threads is not<text:line-break/>supported, for the same reasons that RexxVariablePool is not<text:line-break/>supported.</text:p>
      <text:h text:style-name="P4" text:outline-level="2">James Johnson</text:h>
      <text:p text:style-name="P11">Using the new APIs solved all of my problems.<text:line-break/><text:line-break/>I have noticed one little annoyance though. When I create the <text:line-break/>interpreter instance I specify<text:line-break/>the option "EXTERNAL_CALL_EXTENSIONS". This works fine for the initial <text:line-break/>program executed<text:line-break/>and the programs that it calls. However, when I do an "AttachThread" and <text:line-break/>then a "CallProgram" on<text:line-break/>the new thread, the program name must have the extension. It looks like <text:line-break/>the "EXTERNAL_CALL_EXTENSIONS" are not carried forward to the new thread.<text:line-break/><text:line-break/>Is this by design or a bug?</text:p>
      <text:h text:style-name="P4" text:outline-level="2">Rick</text:h>
      <text:p text:style-name="P11">Sounds like a bug to me....if you can provide a sample to debug it,<text:line-break/>that would be useful.</text:p>
      <text:h text:style-name="P4" text:outline-level="2"><text:soft-page-break/>Rick</text:h>
      <text:p text:style-name="P11">The CallProgram() API was not performing any path or extension<text:line-break/>resolution at all, so I'm a bit puzzled with your statement that this<text:line-break/>worked on the first invocation...it should not have worked at all.<text:line-break/>I've fixed this, but I'd like to verify with a sample program from<text:line-break/>you. If you'll open a bug and attach a program to that, I'll be able<text:line-break/>to verify my fix corrects your problem.</text:p>
      <text:h text:style-name="Heading_20_2" text:outline-level="2">James Johnson</text:h>
      <text:p text:style-name="Standard"><text:a xlink:type="simple" xlink:href="http://sourceforge.net/mailarchive/forum.php?thread_name=4A14C771.8090001%40iland.net&amp;forum_name=oorexx-devel"><text:span text:style-name="Internet_20_link">http://sourceforge.net/mailarchive/forum.php?thread_name=4A14C771.8090001%40iland.net&amp;forum_name=oorexx-devel</text:span></text:a></text:p>
      <text:p text:style-name="Standard"> </text:p>
      <text:p text:style-name="P11">The 4702 source code breaks the PipeLines subcom application.<text:line-break/><text:line-break/>What is happening is that the threadid making a request of the context is<text:line-break/>checked against the threadid that created the context. The previous build<text:line-break/>I used was 4567 and this check must not have occured because the <text:line-break/>application<text:line-break/>worked fine.<text:line-break/><text:line-break/>What I would like is a way to declare a thread a FRIEND of the<text:line-break/>context thread and allowed to make requests against the context.<text:line-break/><text:line-break/>Would such a thing be possible?</text:p>
      <text:h text:style-name="P4" text:outline-level="2">Rick</text:h>
      <text:p text:style-name="P11">This check was added precisely because of your declared intent to<text:line-break/>break the contract involved with a thread context. Calls from<text:line-break/>anything other than the thread that created the context cannot (and<text:line-break/>will not) be allowed because they are not safe and cannot be<text:line-break/>guaranteed to not destabilize the interpreter. Allowing this is not<text:line-break/>going to be possible.</text:p>
      <text:h text:style-name="P4" text:outline-level="2">Mark</text:h>
      <text:p text:style-name="P11">Rick, I haven't followed this closely enough, or more likely I don't<text:line-break/>quite understand it. I understand why you can't make a call on a<text:line-break/>thread context from some other thread than the one that created it.<text:line-break/><text:line-break/>But, is there some reason why he can't use AttachThread() of the<text:line-break/>Interpreter context?</text:p>
      <text:h text:style-name="P4" text:outline-level="2">Rick</text:h>
      <text:p text:style-name="P11">He wants to use the RexxCallContext pointer to modify the caller's<text:line-break/>variables from another thread. This is something that is not<text:line-break/>available on an attached thread since you only obtain a thread<text:line-break/>context, not a call context.<text:line-break/><text:line-break/>The different contexts are specifically constructed to have a mapping<text:line-break/>between a Rexx thread and the context. The information contained in<text:line-break/><text:soft-page-break/>the context is used to perform the mapping back to the activity object<text:line-break/>that represents the thread. Allowing multiple threads to make<text:line-break/>callbacks introduces all sorts of problems that I am not willing to<text:line-break/>support. Among these:<text:line-break/><text:line-break/>1) Multi thread access might occur after the original call context<text:line-break/>has been destroyed.<text:line-break/>2) Attempting to use an activity object on two different threads is<text:line-break/>not thread safe. Any callouts to any of the thread APIs using this<text:line-break/>context would likely result in deadlocks, crashes, or other<text:line-break/>undesireable behavior. I know of at least one place where the<text:line-break/>internal control blocks will end up getting corrupted if this is even<text:line-break/>attempted.<text:line-break/>3) The activity/instance stuff was one of the most difficult parts of<text:line-break/>the release to get working correctly. I am not willing to support a<text:line-break/>call model that I know that is doomed to eventually fail 2 weeks<text:line-break/>before our target ship date for the release.</text:p>
      <text:h text:style-name="P4" text:outline-level="2">Mark</text:h>
      <text:p text:style-name="P11">So, from a method context or a call context you can get a thread<text:line-break/>context. Which is the thread the invoked method or call is executing<text:line-break/>on.<text:line-break/><text:line-break/>&gt;From an interpreter instance you can use AttachThread() to gain a<text:line-break/>thread context. Now, with that thread context you can use one of the<text:line-break/>SendMessage() variants to send messages to objects you know about,<text:line-break/>even if the objects are executing on another interpreter thread. Is<text:line-break/>that correct?<text:line-break/><text:line-break/>Mostly looking at this from an ooDialog point of view, where I want to<text:line-break/>send messages from the Windows message loop thread, for a Windows<text:line-break/>dialog, back to the ooRexx dialog object. The ooRexx dialog is course<text:line-break/>executing on a different thread than the Windows message loop. As<text:line-break/>long as I have a good pointer to the ooRexx object, this will work,<text:line-break/>correct?</text:p>
      <text:h text:style-name="P4" text:outline-level="2">Rick</text:h>
      <text:p text:style-name="P11">Yes, because this operation only requires the services provided by a<text:line-break/>RexxThreadContext object. The additional methods provided by a<text:line-break/>RexxCallContext allow you to "reach back" into the thing that called<text:line-break/>you and perform operations. For example, SetContextVariable(). This<text:line-break/>only has meaning when called when you have something preceding you in<text:line-break/>the call stack.<text:line-break/><text:line-break/>Note that if the main thread retrieves the value of a stem variable<text:line-break/>(which will be a Stem object), then the other threads can us the<text:line-break/>RexxThreadContext obtained from an AttachThread() call to set values<text:line-break/>in the Stem object. This is a well defined usage because once the<text:line-break/>object reference is obtained, you're no longer dependent upon the<text:line-break/>calling context.</text:p>
      <text:h text:style-name="P4" text:outline-level="2"><text:soft-page-break/>James Johnson</text:h>
      <text:p text:style-name="P11">I tried your suggestion of using the GetAllContextVariables() method. It<text:line-break/>fails when I try to read<text:line-break/>the directory from another thread. I used the context method<text:line-break/>DirectoryAt() to read the directory.<text:line-break/>In looking at the interpreter code, it appears to me that using any of<text:line-break/>the context methods from a<text:line-break/>different thread will fail.</text:p>
      <text:h text:style-name="P4" text:outline-level="2">Rick</text:h>
      <text:p text:style-name="P11">You need to use AttachThread() to request a RexxThreadContext object<text:line-break/>that is valid on the other threads.  Then any of the APIs defined on<text:line-break/>RexxThreadContext will be available to you.</text:p>
      <text:h text:style-name="P2" text:outline-level="1">Calling programs that are passed in a buffer?</text:h>
      <text:h text:style-name="P5" text:outline-level="2">Rony</text:h>
      <text:p text:style-name="P11">To execute a program with an interpreter instance, one can get a thread<text:line-break/>context and then use "-&gt;CallProgram(name, array)", which expects the<text:line-break/>program to be stored in a file named "name", supplying it with the<text:line-break/>arguments in "array".<text:line-break/><text:line-break/>However, if Rexx scripts are passed via a buffer (e.g. retrieved from<text:line-break/>storage locations like documents or databases) for execution with<text:line-break/>arguments, how could one have that program executed?<text:line-break/><text:line-break/>Looking for something like "CallProgramFromData(name, data, sz, array)"<text:line-break/>(a Call counterpart to LoadPackageFromData(name,data,sz)).</text:p>
      <text:p text:style-name="P11"> </text:p>
      <text:h text:style-name="P4" text:outline-level="2">Rick</text:h>
      <text:p text:style-name="P11">There is no CallProgramFromData(), but you can use NewRoutine() to<text:line-break/>create a routine object and call that....which is essentially the<text:line-break/>equivalent.</text:p>
      <text:h text:style-name="P1" text:outline-level="1">Unloader</text:h>
      <text:p text:style-name="Standard"><text:a xlink:type="simple" xlink:href="http://sourceforge.net/mailarchive/forum.php?thread_name=4A2BC96D.3040405%40wu-wien.ac.at&amp;forum_name=oorexx-devel"><text:span text:style-name="Internet_20_link"><text:span text:style-name="T1">http://sourceforge.net/mailarchive/forum.php?thread_name=4A2BC96D.3040405%40wu-wien.ac.at&amp;forum_name=oorexx-devel</text:span></text:span></text:a></text:p>
      <text:p text:style-name="P11"/>
      <text:h text:style-name="P4" text:outline-level="2">Rony</text:h>
      <text:p text:style-name="P11">Currently, I have been trying to debug the following problem: unloader function does not run.<text:line-break/><text:line-break/>Scenario #1: there is the BSF4Rexx.dll which contains a loader and an unloader function. If rexx.exe starts a Rexx program that then loads the BSF4Rexx.dll, the loader runs and when the Rexx program ends, the unloader runs.<text:line-break/><text:line-break/>Scenario #2: there is the BSF4Rexx.dll which contains a loader and an unloader function. Java loads the BSF4Rexx.dll, not rexx.exe. Then Java creates a Rexx interpreter instance, which starts a Rexx program that then loads the BSF4Rexx.dll, the loader runs, *but* when the Rexx program ends, the unloader does not run! Looking at the different code paths to scenario #1, then the following can be observed:</text:p>
      <text:list xml:id="list36133112" text:style-name="WW8Num2">
        <text:list-item>
          <text:p text:style-name="P22">a Rexx instnace is created using the following option (the package definition defines the loader and unloader function), the loader function executes:<text:line-break/><text:line-break/>    RexxLibraryPackage pkg;<text:line-break/>    pkg.registeredName   = "BSF4Rexx";<text:line-break/>    pkg.table            = &amp;bsf_package_entry;<text:line-break/><text:line-break/>    options[0].optionName= REGISTER_LIBRARY;<text:line-break/>    options[0].option    = (void *) &amp;pkg; // &amp;bsf_external_functions;  //<text:line-break/>    options[1].optionName=NULL;<text:line-break/><text:line-break/>No AttachThread() nor DetachTrhead() are invoked.</text:p>
        </text:list-item>
        <text:list-item>
          <text:p text:style-name="P17">a Rexx script is sent from Java via JNI and the above Rexx interpreter instance is used to execute it using "NewRoutine()" and then "CallRoutine()"; here an AttachThread() and a matching DetachThread() is carried out.</text:p>
        </text:list-item>
        <text:list-item>
          <text:p text:style-name="P21"><text:span text:style-name="T1">Before the Java program ends, it will use JNI to Terminate() the Rexx interpreter instance that got created and employed above. </text:span>No AttachThread() nor DetachTrhead() are invoked.</text:p>
        </text:list-item>
      </text:list>
      <text:p text:style-name="P11">Going over the code-path of scenario #2 to the best of my knowledge, no Rexx thread exists that would be executing, hence I would expect that the unloader function would run.<text:line-break/><text:line-break/>Any ideas or hints what might be the cause in scenario #2 that the unloader function does not run? </text:p>
      <text:h text:style-name="P4" text:outline-level="2">Rick</text:h>
      <text:p text:style-name="P11">The Terminate() call must be made on the same thread that called<text:line-break/>RexxCreateInterpreter originally....that's the only issue I can think<text:line-break/>of that might prevent things from shutting down.</text:p>
      <text:h text:style-name="P1" text:outline-level="1">argumentExists</text:h>
      <text:p text:style-name="P11">RexxMethod3(RexxObjectPtr,             // Return type<text:line-break/>            GrxTreeViewSetModel,       // Object_method name<text:line-break/>            CSELF, cself,              // GTK self<text:line-break/>            OSELF, oself,              // GTK self<text:line-break/>            OPTIONAL_RexxObjectPtr, model) // Column object<text:line-break/>{<text:line-break/>    if (argumentExists(1)) {</text:p>
      <text:p text:style-name="P11">...</text:p>
      <text:p text:style-name="P11"/>
      <text:p text:style-name="P11"/>
      <text:p text:style-name="Standard"><text:span text:style-name="T1">My question concerns the argument to the argumentExists() macro. In this<text:line-break/>case should the argument be 1 or 3? I ask this because your original<text:line-break/>explanation referred to the Rexx arg() function and that the arguments<text:line-break/>are numbered as arg() see them. But what about the pseudo args CSELF and<text:line-break/>OSELF? Do they count as an argument to the argumentExists() macro?<text:line-break/><text:line-break/></text:span>David Ashley</text:p>
      <text:p text:style-name="Standard"/>
      <text:p text:style-name="Standard"><text:span text:style-name="T1">argumentExists() maps to the arguments as they are coded in your<text:line-break/>method signature, which includes the pseudo arguments such as CSELF<text:line-break/>and OSELF.  </text:span>So in your example, you would use 3.</text:p>
      <text:p text:style-name="P14">Rick</text:p>
      <text:h text:style-name="P1" text:outline-level="1">Stashing Rexx class objects in an external native library</text:h>
      <text:h text:style-name="P4" text:outline-level="2">Mark</text:h>
      <text:p text:style-name="P11">If you have a class defined in the package file for an external native<text:line-break/>library and wanted to stash the class object in the native code, you<text:line-break/>wouldn't need to request a global reference for it would you?  Or<text:line-break/>would you?  (This is to prevent it from being garbage collected.)<text:line-break/><text:line-break/>I'm thinking that the class object would always be around until the<text:line-break/>package is unloaded.  For example, in the ooDialog package, I have a<text:line-break/>Size class defined:<text:line-break/><text:line-break/>::class 'Size' public<text:line-break/><text:line-break/>Then in the native code, I do a FindContextClass("SIZE"), over and<text:line-break/>over each time I need to create a new  Size object.  I was thinking of<text:line-break/>doing a lazy lookup, the first time I need the Size class object do<text:line-break/>the FindContextClass("SIZE") and then keep the reference to the class<text:line-break/>object so it doesn't need to be looked up again.<text:line-break/><text:line-break/>My assumption is the class object is never garbage collected while the<text:line-break/>package is loaded.  But, I'm not sure if that is a valid assumption.</text:p>
      <text:h text:style-name="P4" text:outline-level="2">Rick</text:h>
      <text:p text:style-name="P11">Yes, this is safe....currently.  However, the success of this depends<text:line-break/>entirely on the characteristics of the garbage collector.  You<text:line-break/>shouldn't assume that the reference passed directly to your method is<text:line-break/>necessarily a direct reference to the object, so good practice<text:line-break/>dictates you should request a global reference for that object.<text:line-break/>Should the garbage collector ever get rewritten to use some other<text:line-break/>algorithm, such as a compacting garbage collector, not requesting the<text:line-break/>global reference could cause problems.</text:p>
      <text:h text:style-name="P4" text:outline-level="2">Mark</text:h>
      <text:p text:style-name="P11">Okay, so that does seem like good practice.  I was worried about<text:line-break/>releasing the global reference, worried that if it wasn't released,<text:line-break/>the interpreter would not terminate.<text:line-break/><text:line-break/>But simple experimentation shows that the interpreter doesn't hang<text:line-break/>when the ooDialog program ends, if I don't release the reference.<text:line-break/><text:line-break/>Even so, I'm wondering if I'm over-looking something.  The class<text:line-break/>object I am stashing is the PlainBaseDialog class object, which I use<text:line-break/>a reference to right off the bat.  So, I'm saving the reference (and<text:line-break/>doing the global request) in the PlainBaseDialog class init() method.<text:line-break/><text:line-break/>The class should be / needs to be valid as long as the ooDialog<text:line-break/>package is loaded.  Should I add a class uninit method and release the<text:line-break/><text:soft-page-break/>reference there?<text:line-break/><text:line-break/>Which seems like it might not work anyway.  If the uninit is not run<text:line-break/>until the object is garbage collected and the object is not garbage<text:line-break/>collected until the global reference is released, it seems a little<text:line-break/>circular.  ?<text:line-break/><text:line-break/>Should I not worry about releasing the reference, or is there a better<text:line-break/>place / way to release it?</text:p>
      <text:h text:style-name="P4" text:outline-level="2">Rick</text:h>
      <text:p text:style-name="P11">Not necessary.  The global references tables are cleared when the<text:line-break/>interpreter environment is shutdown.  An uninit method is not really<text:line-break/>needed, because once the uninit method is called, you can't reach<text:line-break/>those classes any more, so there's no chance of using a stale<text:line-break/>re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codec" style:family="text" style:parent-style-name="Police_20_par_20_défaut">
      <style:text-properties fo:color="#0000ff" style:font-name="Times New (W1)" style:font-name-complex="Times New (W1)"/>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Faucher</meta:initial-creator>
    <meta:creation-date>2009-06-07T17:04:00</meta:creation-date>
    <dc:creator>JFaucher</dc:creator>
    <dc:date>2010-04-10T18:53:00</dc:date>
    <meta:editing-cycles>26</meta:editing-cycles>
    <meta:editing-duration>PT01H04M00S</meta:editing-duration>
    <meta:document-statistic meta:table-count="0" meta:image-count="0" meta:object-count="0" meta:page-count="54" meta:paragraph-count="736" meta:word-count="12050" meta:character-count="77864"/>
    <meta:generator>OpenOffice.org/3.2$Win32 OpenOffice.org_project/320m18$Build-9502</meta:generator>
  </office:meta>
</office:document-meta>
</file>